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LiHei Pro" svg:font-family="LiHei Pro"/>
    <style:font-face style:name="Songti TC" svg:font-family="Songti TC"/>
    <style:font-face style:name="Times" svg:font-family="Times"/>
  </office:font-face-decls>
  <office:automatic-styles>
    <style:style style:name="P1" style:family="paragraph" style:parent-style-name="Standard">
      <style:text-properties style:font-name="Times" fo:font-size="12.0pt" fo:background-color="#868686"/>
    </style:style>
    <style:style style:name="P2" style:family="paragraph" style:parent-style-name="Standard">
      <style:paragraph-properties fo:margin-bottom="0.1667in"/>
      <style:text-properties style:font-name="Songti TC" fo:font-size="12.0pt" fo:background-color="#ececec"/>
    </style:style>
    <style:style style:name="P3" style:family="paragraph" style:parent-style-name="Standard">
      <style:text-properties style:font-name="LiHei Pro" fo:font-size="12.0pt"/>
    </style:style>
    <style:style style:name="P4" style:family="paragraph" style:parent-style-name="Standard">
      <style:paragraph-properties fo:margin-bottom="0.1667in"/>
      <style:text-properties style:font-name="Songti TC"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T1" style:family="text">
      <style:text-properties style:font-name="Songti TC"/>
    </style:style>
    <style:style style:name="T2" style:family="text">
      <style:text-properties fo:color="#032726"/>
    </style:style>
    <style:style style:name="T3" style:family="text">
      <style:text-properties style:font-name="Times"/>
    </style:style>
    <style:style style:name="TableColumn1" style:family="table-column">
      <style:table-column-properties style:column-width="3.4625in" style:rel-column-width="32767*"/>
    </style:style>
  </office:automatic-styles>
  <office:body>
    <office:text>
      <text:p text:style-name="P1"><text:span text:style-name="T1">陳真</text:span><text:s/>  |  2012.12.23 16:23   |   <text:a xlink:type="simple" xlink:href="http://palinfo.habago.org/Entry?Command=Information_PrintForum&amp;iPage=487#FORUM31740"><text:span text:style-name="T2">#</text:span></text:a></text:p>
      <text:p text:style-name="P2">整修內部<text:span text:style-name="T3">, </text:span>暫停營業<text:span text:style-name="T3">.<text:line-break/><text:line-break/></text:span>公告事項<text:span text:style-name="T3">:<text:line-break/><text:line-break/></text:span>我們這裏是拜神明的<text:span text:style-name="T3">, the individual,the particular and the private, </text:span>三位一體<text:span text:style-name="T3">, </text:span>無神論者速速離去<text:span text:style-name="T3">. <text:line-break/><text:line-break/></text:span>你去餐廳<text:span text:style-name="T3">,</text:span>點一尾魚吃<text:span text:style-name="T3">,</text:span>甲點一尾<text:span text:style-name="T3">,</text:span>乙也點一尾<text:span text:style-name="T3">,</text:span>人人有魚吃<text:span text:style-name="T3">,</text:span>但這尾跟那尾除了斤兩大小之外<text:span text:style-name="T3">, </text:span>並無差別<text:span text:style-name="T3">,</text:span>這裏頭沒有<text:span text:style-name="T3"><text:s/>"</text:span>誰<text:span text:style-name="T3">" </text:span>的問題<text:span text:style-name="T3">. </text:span>老闆只會問你買幾尾<text:span text:style-name="T3">,</text:span>不會問你要買<text:span text:style-name="T3"><text:s/>"</text:span>誰<text:span text:style-name="T3">".<text:line-break/><text:line-break/></text:span>或許有一天<text:span text:style-name="T3">,</text:span>不光是魚<text:span text:style-name="T3">,</text:span>就連螞蟻雄兵都能一一取得一種個別性<text:span text:style-name="T3">(individuality)</text:span>或自我<text:span text:style-name="T3">(selfhood),</text:span>不再數一尾兩尾一隻兩隻<text:span text:style-name="T3">,</text:span>而成為<text:span text:style-name="T3"><text:s/>"</text:span>誰<text:span text:style-name="T3">".<text:line-break/><text:line-break/></text:span>有了<text:span text:style-name="T3"><text:s/>"</text:span>誰<text:span text:style-name="T3">",</text:span>意味著一種特殊性<text:span text:style-name="T3">(particularity),</text:span>這個跟那個雖然乍看一樣<text:span text:style-name="T3">,</text:span>其實個個不同<text:span text:style-name="T3">. </text:span>千萬不要以為大家都跟你一樣<text:span text:style-name="T3">,</text:span>不管是一樣好或一樣爛<text:span text:style-name="T3">. </text:span>所謂鐘鼎山林<text:span text:style-name="T3">,</text:span>各有天性<text:span text:style-name="T3">.<text:line-break/><text:line-break/></text:span>台灣人或華人也許什麼沒有<text:span text:style-name="T3">,</text:span>就人特別多<text:span text:style-name="T3">,</text:span>向來似乎不相信有誰不一樣<text:span text:style-name="T3">, </text:span>總以為大家都跟他一樣<text:span text:style-name="T3">,</text:span>於是老以自己為模型<text:span text:style-name="T3">,</text:span>硬套他人身上<text:span text:style-name="T3">. </text:span>可是<text:span text:style-name="T3">,</text:span>即便以小人心度小人腹<text:span text:style-name="T3">,</text:span>這個小人跟那個小人之間彼此還是不一樣<text:span text:style-name="T3">,</text:span>各有各的路<text:span text:style-name="T3">,</text:span>各有各的食糧與盤算<text:span text:style-name="T3">.<text:line-break/><text:line-break/></text:span>既然特殊<text:span text:style-name="T3">,</text:span>意味著只此一家<text:span text:style-name="T3">,</text:span>別無分號<text:span text:style-name="T3">, </text:span>宇宙再大<text:span text:style-name="T3">,</text:span>生物再多<text:span text:style-name="T3">,</text:span>古往今來陳真也只有一個<text:span text:style-name="T3">,</text:span>絕不會冒出第二個<text:span text:style-name="T3">. </text:span>即便往後基因複製技術再好<text:span text:style-name="T3">,</text:span>依然不可能複製出我昨晚的夢<text:span text:style-name="T3">. </text:span>所謂差之毫釐失之千里<text:span text:style-name="T3">,</text:span>差一點就差很多<text:span text:style-name="T3">,</text:span>有時簡直就是兩個星球數萬光年的距離<text:span text:style-name="T3">.<text:line-break/><text:line-break/></text:span>既然如此特殊<text:span text:style-name="T3">,</text:span>特殊到別無分號<text:span text:style-name="T3">,</text:span>意味著有關<text:span text:style-name="T3"><text:s/>"</text:span>他<text:span text:style-name="T3">" </text:span>的種種都不可能被外界所<text:span text:style-name="T3"><text:s/>"</text:span>親知<text:span text:style-name="T3">" (direct acquaintance). </text:span>每一道細節<text:span text:style-name="T3">,</text:span>每一種狀態<text:span text:style-name="T3">,</text:span>都如此隱密<text:span text:style-name="T3">(private)</text:span>而不可知<text:span text:style-name="T3">. </text:span>所謂<text:span text:style-name="T3"><text:s/>"</text:span>知道<text:span text:style-name="T3">",</text:span>全屬推論<text:span text:style-name="T3">,</text:span>而推論永遠只是一種假設而非事實<text:span text:style-name="T3">.<text:line-break/><text:line-break/></text:span>心靈或一切個別人事物就像個黑盒子<text:span text:style-name="T3">,</text:span>裏面裝什麼樣的甲蟲<text:span text:style-name="T3">,</text:span>賣什麼樣的膏藥<text:span text:style-name="T3">,</text:span>電光火石間究竟發生了什麼事<text:span text:style-name="T3">,</text:span>世上也只有黑盒子的主人心知肚明<text:span text:style-name="T3">. <text:line-break/><text:line-break/></text:span>你或許可以獲得浩瀚宇宙的一切知識<text:span text:style-name="T3">,</text:span>但你永遠不可能確切了解任何一個個別生命的任何一道細節<text:span text:style-name="T3">,</text:span>哪怕只是一隻螞蟻同樣是個謎<text:span text:style-name="T3">. </text:span>除了神<text:span text:style-name="T3">,</text:span>你永遠不可能對個別人事物形成任何確切的知識<text:span text:style-name="T3">.<text:line-break/><text:line-break/></text:span>神跟每個個別生命之間建立了這樣一種私密的溝通管道<text:span text:style-name="T3">,</text:span>旁人就算聽力再好<text:span text:style-name="T3">,</text:span>也永遠都不可能聽見神和他的子民之間的個別對話<text:span text:style-name="T3">.<text:line-break/><text:line-break/></text:span>拜這三位一體<text:span text:style-name="T3">,</text:span>無非就是拜神<text:span text:style-name="T3">. </text:span>惡意也好<text:span text:style-name="T3">, </text:span>好意也罷<text:span text:style-name="T3">, </text:span>對其任何指指點點<text:span text:style-name="T3">,</text:span>全屬褻瀆而令人厭惡<text:span text:style-name="T3">. </text:span>私下指點倒也罷了<text:span text:style-name="T3">,</text:span>就當做放屁<text:span text:style-name="T3">,</text:span>忍一下就過去了<text:span text:style-name="T3">,</text:span>公開為之卻輕薄難耐<text:span text:style-name="T3">.<text:line-break/><text:line-break/></text:span>若不是有這三位一體<text:span text:style-name="T3">,</text:span>生命不過就如浮塵起落<text:span text:style-name="T3">,</text:span>根本不值得活<text:span text:style-name="T3">.</text:span></text:p>
      <text:p text:style-name="P3"/>
      <text:p text:style-name="P1"><text:span text:style-name="T1">鄭啟承</text:span><text:s/>  |  2012.12.22 22:31   |   <text:a xlink:type="simple" xlink:href="http://palinfo.habago.org/Entry?Command=Information_PrintForum&amp;iPage=488#FORUM31735"><text:span text:style-name="T2">#</text:span></text:a></text:p>
      <text:p text:style-name="P2">提供科學新知一則。<text:span text:style-name="T3"><text:line-break/><text:line-break/></text:span>怎麼煮都是「生食」的蝦子，這樣要怎麼吃呢<text:span text:style-name="T3">?<text:line-break/><text:line-break/>OH! </text:span>我想有個辦法可以弄死他們，就是放到約<text:span text:style-name="T3"><text:s/>80 </text:span>度左右的水裡，大概就冷死了。<text:span text:style-name="T3"><text:line-break/><text:line-break/>--------------<text:line-break/></text:span>英科學家發現能承受<text:span text:style-name="T3">450℃</text:span>高溫的海蝦<text:span text:style-name="T3"><text:line-break/></text:span>中廣新聞網中廣新聞網<text:span text:style-name="T3"><text:s/>– 2012</text:span>年<text:span text:style-name="T3">1</text:span>月<text:span text:style-name="T3">12</text:span>日<text:span text:style-name="T3"><text:s/></text:span>上午<text:span text:style-name="T3">11:03<text:line-break/><text:line-break/></text:span>英國一支科研小組在加勒比海「開曼群島」以南的一處海溝，發現新品種蝦子，這些蝦子能承受高達攝氏<text:span text:style-name="T3">450℃</text:span>的高溫，牠們沒有眼睛，但是背部有發光器，蝦群就靠著發光器，在一片漆黑的深海中悠游。<text:span text:style-name="T3"><text:line-break/><text:line-break/></text:span>　英國每日郵報報導，研究小組去年<text:span text:style-name="T3">4</text:span>月，在距離海面<text:span text:style-name="T3">5</text:span>公里的海床發現多個火山口，有成群結隊的白色蝦子在火山口附近聚集。火山口噴出的熱泉，溫度高達攝氏<text:span text:style-name="T3">450℃</text:span>，如此高溫足以將「鉛」熔解，但是這些海蝦卻沒有被煮熟，牠悠游其中、安然無恙，讓人十分好奇。<text:span text:style-name="T3"><text:line-break/><text:line-break/></text:span>　研究人員說，觀察這些背部有感光器官的海蝦，有助於了解動物如何在深海中分佈及進化。</text:p>
      <text:p text:style-name="P1"><text:span text:style-name="T1">陳真</text:span><text:s/>  |  2012.12.20 02:30   |   <text:a xlink:type="simple" xlink:href="http://palinfo.habago.org/Entry?Command=Information_PrintForum&amp;iPage=488#FORUM31726"><text:span text:style-name="T2">#</text:span></text:a></text:p>
      <text:p text:style-name="P4">我沒有特地指誰<text:span text:style-name="T3">,</text:span>因為誰也不用指<text:span text:style-name="T3">,</text:span>這類人士俯拾皆是<text:span text:style-name="T3">.<text:line-break/><text:line-break/></text:span>我見識過數不清的阿西<text:span text:style-name="T3">,</text:span>智能上難以恭維<text:span text:style-name="T3">(</text:span>這並不意味著我推崇智能<text:span text:style-name="T3">),</text:span>但他卻以為自己懂了一些什麼知識而顧盼自雄得意非凡<text:span text:style-name="T3">,</text:span>講起話或寫起字來<text:span text:style-name="T3">,</text:span>虛榮做作<text:span text:style-name="T3">. </text:span>學界醫界文化界社運界任何一個界滿地是這樣的人<text:span text:style-name="T3">. <text:line-break/><text:line-break/></text:span>但是<text:span text:style-name="T3">,</text:span>反過來的人卻非常非常非常少<text:span text:style-name="T3">; </text:span>這樣一些極為罕見的怪人<text:span text:style-name="T3">,</text:span>卻為己身所擁有的所謂聰明才智或知識感到痛苦不堪<text:span text:style-name="T3">,</text:span>但任憑你如何悔恨不甘<text:span text:style-name="T3">,</text:span>當你從一顆生雞蛋給煎成一粒荷包蛋時<text:span text:style-name="T3">,</text:span>便註定永遠無法回頭了<text:span text:style-name="T3">. </text:span>但我不相信這世上會有一大堆如此不幸的怪人<text:span text:style-name="T3">,</text:span>對知識與才智的惡臭醜陋感到極度的痛苦<text:span text:style-name="T3">. <text:line-break/><text:line-break/></text:span>借一句朴贊郁在<text:span text:style-name="T3"><text:s/>"</text:span>夜釣<text:span text:style-name="T3">" </text:span>裏亡魂的話<text:span text:style-name="T3">,</text:span>在我即將離開塵世之際<text:span text:style-name="T3">,"</text:span>求你讓我借用萬神之口<text:span text:style-name="T3">,</text:span>然而我該如何說出我滿懷的痛苦和憤恨呢<text:span text:style-name="T3">?"<text:line-break/><text:line-break/></text:span>很多人喜歡這種<text:span text:style-name="T3"><text:s/>"</text:span>境界<text:span text:style-name="T3">",</text:span>彷彿怪人竟有著無數的<text:span text:style-name="T3"><text:s/>"</text:span>知音<text:span text:style-name="T3">". </text:span>但這是荒唐的<text:span text:style-name="T3">,</text:span>怪人如果有那麼多知音就不叫怪人了<text:span text:style-name="T3">. <text:line-break/><text:line-break/></text:span>怪人的痛苦並不是一種境界<text:span text:style-name="T3">,</text:span>而純粹只是一種不幸<text:span text:style-name="T3">. </text:span>正如<text:span text:style-name="T3"><text:s/>"</text:span>反英雄<text:span text:style-name="T3">" </text:span>本身不是一種<text:span text:style-name="T3"><text:s/>"</text:span>更偉大的英雄<text:span text:style-name="T3"><text:s/>";</text:span>反理性也絲毫不意味著任何<text:span text:style-name="T3"><text:s/>"</text:span>更崇高深邃的理性<text:span text:style-name="T3">".<text:line-break/><text:line-break/></text:span>羅素一生推崇理性<text:span text:style-name="T3">,</text:span>反彈宗教<text:span text:style-name="T3">,</text:span>整天不遺餘力褻瀆上帝<text:span text:style-name="T3">. </text:span>連看到滿山谷可愛的小羊也要故意說很慶幸自己是一個痛苦的聰明人<text:span text:style-name="T3">,</text:span>而不是一頭愉悅任人宰割的笨羊<text:span text:style-name="T3">. <text:line-break/><text:line-break/></text:span>但我憑著一種味道就能知道羅素推崇理性是推崇假的<text:span text:style-name="T3">. </text:span>在我所知所見的古人今人之中<text:span text:style-name="T3">,</text:span>他恐怕是對於己身變成一粒荷包蛋的痛苦典範<text:span text:style-name="T3">,</text:span>簡直就是浮士德的化身<text:span text:style-name="T3">. </text:span>我看他痛苦到好像有點怪怪的了<text:span text:style-name="T3">,</text:span>連仰慕他的女學生問說怎麼羅老師幾十年都不再從事學術活動<text:span text:style-name="T3">? </text:span>羅素竟然說<text:span text:style-name="T3"><text:s/>"</text:span>因為我只喜歡幹啊<text:span text:style-name="T3">",</text:span>把人家女學生嚇得花容失色<text:span text:style-name="T3">.<text:line-break/><text:line-break/></text:span>我對於羅素的理解完全有別於世人對他的理解<text:span text:style-name="T3">,</text:span>但我想我的理解才是對的<text:span text:style-name="T3">. </text:span>羅素女兒曾經告訴後人說<text:span text:style-name="T3">, </text:span>他認為他父親一生所追求的東西便是上帝<text:span text:style-name="T3">.<text:line-break/><text:line-break/></text:span>魔鬼並不存在<text:span text:style-name="T3">,</text:span>或者說魔鬼就是浮士德本人<text:span text:style-name="T3">. </text:span>他太聰明了<text:span text:style-name="T3">,</text:span>聰明到竟一心想探索那終極的意義<text:span text:style-name="T3">,</text:span>聰明到對於至真良善與美麗充滿渴望<text:span text:style-name="T3">;</text:span>可他越是渴望<text:span text:style-name="T3">,</text:span>越是探究<text:span text:style-name="T3">,</text:span>越是醜陋邪惡<text:span text:style-name="T3">,</text:span>離上帝越遠<text:span text:style-name="T3">.<text:line-break/><text:line-break/></text:span>聖經說<text:span text:style-name="T3">: "</text:span>知識使人跌倒<text:span text:style-name="T3">." </text:span>包括我在內<text:span text:style-name="T3">,</text:span>我從未見過一個不在知識裏頭跌倒的人<text:span text:style-name="T3">,</text:span>就如同我不曾見過一顆在烈火煎烤下不會變成荷包蛋的生雞蛋<text:span text:style-name="T3">. </text:span>差別只是在於有些人對此感到痛苦難堪自慚形穢<text:span text:style-name="T3">,</text:span>但絕大多數人跌倒了卻還以為自己登高攀頂成為知識王了呢<text:span text:style-name="T3">.<text:line-break/><text:line-break/></text:span>不過<text:span text:style-name="T3">,</text:span>還有一種人更可怕<text:span text:style-name="T3">,</text:span>故做痛苦狀<text:span text:style-name="T3">,</text:span>他似乎以為反理性反知識彷彿意味著更有理性更有智慧<text:span text:style-name="T3">. <text:line-break/><text:line-break/></text:span>維根斯坦當然也是羅素一族<text:span text:style-name="T3">,</text:span>見了光就怕<text:span text:style-name="T3">,</text:span>自慚形穢一族<text:span text:style-name="T3">,</text:span>就如他最愛的小說之一托爾斯泰的<text:span text:style-name="T3"><text:s/>"</text:span>三隱士<text:span text:style-name="T3">",</text:span>主教硬是要教人家三隱士怎麼禱告<text:span text:style-name="T3">,</text:span>還以為人家是笨蛋呢<text:span text:style-name="T3">,</text:span>後來才明白<text:span text:style-name="T3">,"</text:span>是你們<text:span text:style-name="T3">(</text:span>三隱士<text:span text:style-name="T3">)</text:span>才有資格求神憐憫我們這些罪人<text:span text:style-name="T3">."</text:span></text:p>
      <text:p text:style-name="P1"><text:span text:style-name="T1">世主</text:span><text:s/>  |  2012.12.19 22:01   |   <text:a xlink:type="simple" xlink:href="http://palinfo.habago.org/Entry?Command=Information_PrintForum&amp;iPage=488#FORUM31725"><text:span text:style-name="T2">#</text:span></text:a></text:p>
      <text:p text:style-name="P2">雨水從天上落下來，可能百分之九十九點九九都流到海裡或蒸發了，卻有零點零零零零零一落在一隻快乾死的蚯蚓身上，讓牠又多活了一日，這確實是福氣，或者說幸運吧！</text:p>
      <text:p text:style-name="P1"><text:span text:style-name="T1">陳真</text:span><text:s/>  |  2012.12.19 20:46   |   <text:a xlink:type="simple" xlink:href="http://palinfo.habago.org/Entry?Command=Information_PrintForum&amp;iPage=488#FORUM31724"><text:span text:style-name="T2">#</text:span></text:a></text:p>
      <text:p text:style-name="P4">誰來翻譯都一樣<text:span text:style-name="T3">,</text:span>都不會是任何人<text:span text:style-name="T3">(</text:span>更不用說是台灣人了<text:span text:style-name="T3">)</text:span>的什麼福氣<text:span text:style-name="T3">. </text:span>兩千三百萬人我不相信會有超過<text:span text:style-name="T3">23</text:span>個人真的會喜歡看這樣一種電影<text:span text:style-name="T3">,</text:span>就如同我無法想像這島上兩千三百萬人會有超過<text:span text:style-name="T3">23</text:span>個人會對什麼少年<text:span text:style-name="T3">PI</text:span>這樣一種電影感到厭惡反感<text:span text:style-name="T3">.<text:line-break/><text:line-break/></text:span>一部根本不可能會有幾個人真心喜歡看的電影<text:span text:style-name="T3">,</text:span>怎麼翻譯都無關痛癢<text:span text:style-name="T3">,</text:span>因為對萬分之九千九百九十九的人來說<text:span text:style-name="T3">,</text:span>對其生活與生命來說<text:span text:style-name="T3">,</text:span>根本毫無意義<text:span text:style-name="T3">.<text:line-break/><text:line-break/></text:span>再說藝術也不是什麼好東西<text:span text:style-name="T3">,</text:span>只有天生註定不幸的人才會被它所折磨<text:span text:style-name="T3">. <text:line-break/><text:line-break/></text:span>一個人如果真的喜歡像蘇古諾夫所拍的這樣一些作品<text:span text:style-name="T3">,</text:span>那他絕不會覺得大多數人應該也要懂得欣賞它<text:span text:style-name="T3">,</text:span>就如同一個能在空氣裏嗅出一種死亡味道的人不會覺得若每個人都能嗅出這股味道該是多麼大的福氣<text:span text:style-name="T3">.<text:line-break/><text:line-break/></text:span>有些空氣僅僅屬於極罕見的極少數人<text:span text:style-name="T3">,</text:span>就如同我不相信世界上會有幾個人會真的對於比方說<text:span text:style-name="T3"><text:s/>"</text:span>一等於一<text:span text:style-name="T3">" </text:span>感到震驚<text:span text:style-name="T3">. </text:span>把這極少數可以說非常不幸的人和絕大多數正常人混為一談或是以為兩者之間只是一種程度上的差異而非本質上的差異<text:span text:style-name="T3">,</text:span>那真是很令人無言的一件事<text:span text:style-name="T3">.</text:span></text:p>
      <text:p text:style-name="P1"><text:span text:style-name="T1">陳真</text:span><text:s/>  |  2012.12.18 20:55   |   <text:a xlink:type="simple" xlink:href="http://palinfo.habago.org/Entry?Command=Information_PrintForum&amp;iPage=488#FORUM31723"><text:span text:style-name="T2">#</text:span></text:a></text:p>
      <text:p text:style-name="P2">這回靜站所發的一篇文章<text:span text:style-name="T3">,Marcos</text:span>寫的<text:span text:style-name="T3">,</text:span>我把它貼在首頁<text:span text:style-name="T3">.</text:span></text:p>
      <text:p text:style-name="P1"><text:span text:style-name="T1">楊世主</text:span><text:s/>  |  2012.12.18 12:01   |   <text:a xlink:type="simple" xlink:href="http://palinfo.habago.org/Entry?Command=Information_PrintForum&amp;iPage=488#FORUM31722"><text:span text:style-name="T2">#</text:span></text:a></text:p>
      <text:p text:style-name="P4">打電話去國賓長春問可不可以索取下片後的浮士德海報，工作人員說沒有辦法，公司規定就這樣，而且口氣很硬又差，我平和的問她可以和更高層級的人談談看嗎？她便將我電話轉去，然後讓我等了<text:span text:style-name="T3">6</text:span>分鐘後，她掛掉了。<text:span text:style-name="T3"><text:line-break/><text:line-break/></text:span>然後我打電話去原子印象，那裡的人說因為成本問題，沒有印很多海報，所以也沒有辦法送人或買賣，他們只給長春一張海報，自己也要留底吧，但大型掛軸那些不是原子印象給的，原子的人比較好，所以我順便跟他反映了小廳放映的問題，他也說其實他也很無力，他知道這部電影的好，但因成本問題無法租大廳，也不會到南部演，但長春應該會演兩週。<text:span text:style-name="T3"><text:line-break/><text:line-break/></text:span>除了沮喪也無法再求什麼，我實在很想完全感受這部電影的所有細微與震撼，卻不能，有著不如不看的痛苦<text:span text:style-name="T3">. <text:line-break/><text:line-break/></text:span>唯一的好消息是<text:span text:style-name="T3">DVD</text:span>在短期內就會出了<text:span text:style-name="T3">. </text:span>若有董事長的翻譯，那就是華語人的福氣了<text:span text:style-name="T3">~~<text:line-break/><text:line-break/></text:span>因為當舖老板的<text:span text:style-name="T3">"</text:span>尾巴<text:span text:style-name="T3">"</text:span>出現多次，導演最後有稍微近一點特寫，我想應該不是尾巴<text:span text:style-name="T3">.</text:span></text:p>
      <text:p text:style-name="P1"><text:span text:style-name="T1">陳真</text:span><text:s/>  |  2012.12.16 15:09   |   <text:a xlink:type="simple" xlink:href="http://palinfo.habago.org/Entry?Command=Information_PrintForum&amp;iPage=488#FORUM31721"><text:span text:style-name="T2">#</text:span></text:a></text:p>
      <text:p text:style-name="P2">沒錯<text:span text:style-name="T3">,</text:span>他姊姊拉小提琴一看就很不搭調<text:span text:style-name="T3">,</text:span>拉假的<text:span text:style-name="T3">,</text:span>可能就像要我演舞王一樣彆扭<text:span text:style-name="T3">.</text:span></text:p>
      <text:p text:style-name="P1"><text:span text:style-name="T1">鄭啟承</text:span><text:s/>  |  2012.12.16 11:25   |   <text:a xlink:type="simple" xlink:href="http://palinfo.habago.org/Entry?Command=Information_PrintForum&amp;iPage=488#FORUM31720"><text:span text:style-name="T2">#</text:span></text:a></text:p>
      <text:p text:style-name="P4">我是覺得這部片裡的莫札特不像我想像中的莫札特，很沒個性，除了那封寫給他姐姐的信、調侃她是醜八怪以外<text:span text:style-name="T3">(</text:span>這封信應該有考據吧<text:span text:style-name="T3">)</text:span>，其他大多數地方都很平庸，就算是一些頑皮或使壞處也不像，太乖了，莫札特應該是個真正的小壞蛋才對。當然你不可能強求一個小演員要如何神似莫札特，會拉小提琴就不錯了。<text:span text:style-name="T3"><text:line-break/><text:line-break/></text:span>我一開始也以為那是莫札特的音樂，但聽一聽就發現馬腳露出，電影配樂的<text:span text:style-name="T3"><text:s/>fu </text:span>跑出來了。但那不打緊，管他是什麼音樂，好音樂就是好音樂。<text:span text:style-name="T3"><text:line-break/><text:line-break/></text:span>我是覺得有些電影挺可惜，找了不會演奏樂器的演員來演一個音樂家，你或許可以找一個氣質彷彿的人來飾演詩人或戰士，但武術家或運動員或音樂家就假不了了，一個人會不會彈鋼琴或拉小提琴或有沒有練過武或從事某個運動，只要約三秒鐘我就可以立刻識破，特別是音樂，你真的很難說因為某某演員的氣質很適合某個音樂家所以找他來演，因為音樂不只是氣質問題，更是一種體質問題，畢竟音樂不是只有動動手指而已，它是一種呼吸和心跳。<text:span text:style-name="T3"><text:line-break/><text:line-break/></text:span>一個例外是阿瑪迪斯，裡頭演莫札特的那個傢伙其實不會彈鋼琴。</text:p>
      <text:p text:style-name="P1"><text:span text:style-name="T1">陳真</text:span><text:s/>  |  2012.12.16 02:49   |   <text:a xlink:type="simple" xlink:href="http://palinfo.habago.org/Entry?Command=Information_PrintForum&amp;iPage=488#FORUM31719"><text:span text:style-name="T2">#</text:span></text:a></text:p>
      <text:p text:style-name="P2">聽了許多遍<text:span text:style-name="T3">,</text:span>欲罷不能<text:span text:style-name="T3">,</text:span>特別是第十七首最喜歡<text:span text:style-name="T3">.<text:line-break/><text:line-break/></text:span>莫札特姊姊無作品留下<text:span text:style-name="T3">,</text:span>才華部份難以考究<text:span text:style-name="T3">,</text:span>僅有的證據是莫札特於書信中讚賞其姊之作曲能力<text:span text:style-name="T3">. </text:span>後人據此寫成小說<text:span text:style-name="T3">,</text:span>其姊於是變成一個悲劇人物<text:span text:style-name="T3">,</text:span>放棄自己一切所愛<text:span text:style-name="T3">,</text:span>歸順父親及其所屬時代<text:span text:style-name="T3">,</text:span>可謂生不逢時<text:span text:style-name="T3">.<text:line-break/><text:line-break/></text:span>我老想著奧地利莫札特舊宅裏<text:span text:style-name="T3">,</text:span>牆上那張<text:span text:style-name="T3"><text:s/>"</text:span>天怒之日<text:span text:style-name="T3">" </text:span>的安魂曲曲譜<text:span text:style-name="T3">.</text:span></text:p>
      <text:p text:style-name="P1"><text:span text:style-name="T1">陳真</text:span><text:s/>  |  2012.12.16 01:19   |   <text:a xlink:type="simple" xlink:href="http://palinfo.habago.org/Entry?Command=Information_PrintForum&amp;iPage=488#FORUM31718"><text:span text:style-name="T2">#</text:span></text:a></text:p>
      <text:p text:style-name="P4">就是說嘛<text:span text:style-name="T3">,</text:span>我就覺得不像古風而是彷古<text:span text:style-name="T3">,</text:span>還有人跟我說是莫札特的音樂<text:span text:style-name="T3">.<text:line-break/><text:line-break/></text:span>今天站樁<text:span text:style-name="T3">,</text:span>四鳳三龍<text:span text:style-name="T3">. </text:span>我印了<text:span text:style-name="T3">Marcos</text:span>的一篇文章當成傳單<text:span text:style-name="T3">,</text:span>似乎很多人拿<text:span text:style-name="T3">,</text:span>不少人拍照<text:span text:style-name="T3">,</text:span>警察則是一開始就架起錄影機蒐證<text:span text:style-name="T3">. </text:span>記得上次被逮捕<text:span text:style-name="T3">,</text:span>在法庭上<text:span text:style-name="T3">,</text:span>檢察官當庭檢視我的一堆犯罪證據<text:span text:style-name="T3">,</text:span>看完之後疑惑地問鄰座一位女檢察官說<text:span text:style-name="T3">,"</text:span>怎麼每一張照片都一樣<text:span text:style-name="T3">"? <text:line-break/><text:line-break/></text:span>我說<text:span text:style-name="T3">,</text:span>因為我站著都沒動啊<text:span text:style-name="T3">. </text:span>檢察官說<text:span text:style-name="T3">: "</text:span>你們有打警察嗎<text:span text:style-name="T3">?" </text:span>我搖頭<text:span text:style-name="T3">."</text:span>你們有跟警察推擠嗎<text:span text:style-name="T3">?" </text:span>我又搖頭<text:span text:style-name="T3">. "</text:span>你們有罵警察嗎<text:span text:style-name="T3">?" </text:span>我還是搖頭<text:span text:style-name="T3">,</text:span>但忍不住笑出來了<text:span text:style-name="T3">. <text:line-break/><text:line-break/></text:span>今天站樁完<text:span text:style-name="T3">,</text:span>有個外國年輕人走過來用英文跟我說謝謝<text:span text:style-name="T3">,"</text:span>謝謝你們所做的<text:span text:style-name="T3">",</text:span>他說<text:span text:style-name="T3">: "</text:span>這世界需要像你們的樣的人<text:span text:style-name="T3">,</text:span>我真的很感激<text:span text:style-name="T3">." </text:span>我問他哪來<text:span text:style-name="T3">,</text:span>他說<text:span text:style-name="T3">Jordan (</text:span>約旦<text:span text:style-name="T3">).<text:line-break/><text:line-break/></text:span>今天半夜四點就出門搭統聯<text:span text:style-name="T3">,</text:span>趕早場<text:span text:style-name="T3">11</text:span>點的浮士德<text:span text:style-name="T3">,</text:span>開演第一秒鐘心就涼了<text:span text:style-name="T3">,</text:span>粗糙的畫質影像<text:span text:style-name="T3">,</text:span>而且細如蚊聲<text:span text:style-name="T3">. </text:span>蘇古諾夫電影很重視背景微細聲音<text:span text:style-name="T3">,</text:span>往往有其深意<text:span text:style-name="T3">,</text:span>但這家爛電影院卻在僅有四排椅子的小客廳播放<text:span text:style-name="T3">,</text:span>而且開最低音量<text:span text:style-name="T3">,</text:span>可能不到<text:span text:style-name="T3">2,</text:span>一般電影至少也要開到<text:span text:style-name="T3">7</text:span>為最適當<text:span text:style-name="T3">,</text:span>至於那些賣座的大爛片音量通常都是開到滿格<text:span text:style-name="T3">10.<text:line-break/><text:line-break/></text:span>好好一部電影如此糟蹋<text:span text:style-name="T3">,</text:span>眾人卻不當一回事<text:span text:style-name="T3">,</text:span>這島還能住人嗎<text:span text:style-name="T3">? </text:span>除了想辦法移民<text:span text:style-name="T3">,</text:span>夫復何言<text:span text:style-name="T3">.<text:line-break/><text:line-break/></text:span>有看過這部電影的<text:span text:style-name="T3">,</text:span>請問一下<text:span text:style-name="T3">,</text:span>那個當鋪老闆是長了尾巴還是小弟弟長錯位置<text:span text:style-name="T3">? </text:span>我看明明是一隻可愛的小弟弟<text:span text:style-name="T3">,</text:span>但有人堅持說是尾巴<text:span text:style-name="T3">,</text:span>說魔鬼屬獸類<text:span text:style-name="T3">,</text:span>所以長尾巴<text:span text:style-name="T3">. </text:span>究竟是小弟弟還是尾巴<text:span text:style-name="T3">?<text:line-break/><text:line-break/></text:span>這電影是德語發音<text:span text:style-name="T3">,</text:span>還有個大問題就是翻譯<text:span text:style-name="T3">,</text:span>水平太低了<text:span text:style-name="T3">. </text:span>比方說歌德的名言<text:span text:style-name="T3">(</text:span>維根斯坦生平極為推崇歌德<text:span text:style-name="T3">,</text:span>曾引用這句話<text:span text:style-name="T3">,</text:span>在我看來<text:span text:style-name="T3">,</text:span>晚期維根斯坦的哲學可以這句話來做為一個總結<text:span text:style-name="T3">): "In the beginning was deed". </text:span>你可以翻做太初或萬物之始<text:span text:style-name="T3">,deed</text:span>就是作為<text:span text:style-name="T3">. </text:span>意思是<text:span text:style-name="T3">: </text:span>有了作為<text:span text:style-name="T3">,</text:span>萬事事物才取得了意義<text:span text:style-name="T3">. <text:line-break/><text:line-break/></text:span>但這電影卻把浮士德的這道困惑一直翻譯成<text:span text:style-name="T3"><text:s/>"</text:span>一開始是什麼<text:span text:style-name="T3">?" "</text:span>一開始是什麼<text:span text:style-name="T3">?" </text:span>這樣翻<text:span text:style-name="T3">,</text:span>幾個人看得懂<text:span text:style-name="T3">? </text:span>文學水平如果不像董事長這樣高達十幾層樓高的人<text:span text:style-name="T3">,</text:span>哪看得懂浮士德是在問什麼<text:span text:style-name="T3"><text:s/>"</text:span>一開始<text:span text:style-name="T3">"? THE beginning </text:span>是一種大寫的<text:span text:style-name="T3"><text:s/>"</text:span>初始<text:span text:style-name="T3">",</text:span>萬物生命之初<text:span text:style-name="T3">,</text:span>一切意義的開端<text:span text:style-name="T3">,</text:span>不是什麼<text:span text:style-name="T3"><text:s/>"</text:span>一開始<text:span text:style-name="T3">",</text:span>媽的<text:span text:style-name="T3">,</text:span>好好一部電影<text:span text:style-name="T3">.</text:span>如果找不到翻譯人才<text:span text:style-name="T3">,</text:span>讓我來翻至少也比這個好<text:span text:style-name="T3">.<text:line-break/><text:line-break/></text:span>還有比方說<text:span text:style-name="T3">,</text:span>浮士德如此感嘆道<text:span text:style-name="T3">: "</text:span>不管是醫學<text:span text:style-name="T3">,</text:span>法律<text:span text:style-name="T3">,</text:span>哲學<text:span text:style-name="T3">,</text:span>甚至很可悲地<text:span text:style-name="T3">,</text:span>包括神學的一切學問<text:span text:style-name="T3">,</text:span>我都已努力鑽研<text:span text:style-name="T3">,</text:span>但到頭來<text:span text:style-name="T3">,</text:span>依然愚昧可笑<text:span text:style-name="T3">,</text:span>一如往昔<text:span text:style-name="T3">."(1997</text:span>年出國前夕<text:span text:style-name="T3">,</text:span>學姊寫給林義雄的信中曾引用這段話來做為我們自身將來的一個預言<text:span text:style-name="T3">.</text:span>如今看來<text:span text:style-name="T3">,</text:span>預言似乎成真<text:span text:style-name="T3">.</text:span>原本好好一顆生雞蛋<text:span text:style-name="T3">,</text:span>說不定可以孵出一隻小雞的<text:span text:style-name="T3">,</text:span>如今卻努力把自己煎成一個荷包蛋<text:span text:style-name="T3">,</text:span>再也變不回一顆生雞蛋了<text:span text:style-name="T3">.)<text:line-break/><text:line-break/></text:span>浮士德這段感嘆很有名<text:span text:style-name="T3">,</text:span>正因其極為渴望真理<text:span text:style-name="T3">,</text:span>良善<text:span text:style-name="T3">,</text:span>美麗<text:span text:style-name="T3">,</text:span>所以才會被魔鬼找上門<text:span text:style-name="T3">. </text:span>電影沒翻錯<text:span text:style-name="T3">,</text:span>但是翻譯畢竟不僅僅只是有關對錯<text:span text:style-name="T3">.</text:span>這電影的翻譯似乎把對白應有的文學性給翻成平面話語而缺乏意境<text:span text:style-name="T3">.</text:span></text:p>
      <text:p text:style-name="P1"><text:span text:style-name="T1">鄭啟承</text:span><text:s/>  |  2012.12.15 23:46   |   <text:a xlink:type="simple" xlink:href="http://palinfo.habago.org/Entry?Command=Information_PrintForum&amp;iPage=488#FORUM31717"><text:span text:style-name="T2">#</text:span></text:a></text:p>
      <text:p text:style-name="P2">電影裡莫札特的姐姐作了一首曲子，王子請她假扮成男生到皇宮裡讓一群音樂家演奏之，那是這首曲子的第一樂章。最後一幕在馬車上則是這首曲子的第二樂章。<text:span text:style-name="T3"><text:line-break/><text:line-break/></text:span>曲目在此<text:span text:style-name="T3">(</text:span>電影官方網站<text:span text:style-name="T3">)</text:span>，點下去等一段時間就可以聽了<text:span text:style-name="T3">:<text:line-break/>http://www.nannerllasoeurdemozart.com/musique.htm<text:line-break/><text:line-break/></text:span>第一樂章是第<text:span text:style-name="T3"><text:s/>16 </text:span>首，第二樂章是第<text:span text:style-name="T3"><text:s/>17 </text:span>首。<text:span text:style-name="T3"><text:line-break/><text:line-break/></text:span>至於是不是真的她作的我就不知道了，應該不是吧，這麼短的曲子應該是特別為電影配的，這部電影的配樂似乎特別模仿古典曲風，但其實也帶著現代電影配樂的元素，蠻好聽的。</text:p>
      <text:p text:style-name="P3"/>
      <text:p text:style-name="P1"><text:span text:style-name="T1">陳真</text:span><text:s/>  |  2012.12.14 15:32   |   <text:a xlink:type="simple" xlink:href="http://palinfo.habago.org/Entry?Command=Information_PrintForum&amp;iPage=489#FORUM31716"><text:span text:style-name="T2">#</text:span></text:a></text:p>
      <text:p text:style-name="P2">俗話說<text:span text:style-name="T3">: </text:span>俗不可耐<text:span text:style-name="T3">. </text:span>但我覺得有比俗更不可耐的<text:span text:style-name="T3">,</text:span>就是粗糙<text:span text:style-name="T3">. </text:span>王爾德說得對<text:span text:style-name="T3">: "</text:span>詩人可以挺過一切劫難<text:span text:style-name="T3">,</text:span>除了印刷錯誤之外<text:span text:style-name="T3">." </text:span>就跟音樂家一樣<text:span text:style-name="T3">,</text:span>你不能說<text:span text:style-name="T3"><text:s/>"</text:span>哎呀<text:span text:style-name="T3">,</text:span>少兩個音符慢半拍沒關係啦<text:span text:style-name="T3">",</text:span>所謂差之毫釐失之千里<text:span text:style-name="T3">. </text:span>鼻子跟嘴巴也只差一寸不到<text:span text:style-name="T3">,</text:span>但是從嘴巴吃跟你從鼻子吃卻差很多<text:span text:style-name="T3">.<text:line-break/><text:line-break/></text:span>相對於粗糙便是微妙<text:span text:style-name="T3">. </text:span>一種好的耳朵<text:span text:style-name="T3">,</text:span>好的視力<text:span text:style-name="T3">,</text:span>聽得出分毫之差<text:span text:style-name="T3">,</text:span>看得見一根頭髮億萬分之一的差異<text:span text:style-name="T3">.<text:line-break/><text:line-break/></text:span>哲學所為何事<text:span text:style-name="T3">? </text:span>不過就是講究一種微妙<text:span text:style-name="T3">,</text:span>微如原子<text:span text:style-name="T3">,</text:span>妙如蠶絲<text:span text:style-name="T3">. </text:span>維根斯坦引用李爾王的台詞說<text:span text:style-name="T3">: "</text:span>我的哲學就是要教你們<text:span text:style-name="T3">: </text:span>這個跟那個不一樣<text:span text:style-name="T3">".<text:line-break/><text:line-break/></text:span>詩人也好<text:span text:style-name="T3">,</text:span>思想家音樂家也罷<text:span text:style-name="T3">,</text:span>所謂天賦<text:span text:style-name="T3">,</text:span>不過就是抓住一種微妙<text:span text:style-name="T3">;</text:span>微如原子既不可見<text:span text:style-name="T3">,</text:span>就得需要一些具有特殊聽力視力的人來把它<text:span text:style-name="T3"><text:s/>"</text:span>放大<text:span text:style-name="T3">",</text:span>藉以意會神傳<text:span text:style-name="T3">.<text:line-break/><text:line-break/></text:span>我常徹夜自言自語<text:span text:style-name="T3">,</text:span>就跟齊克果一樣<text:span text:style-name="T3">,</text:span>每天寫寫寫寫寫寫寫七個寫字<text:span text:style-name="T3">,</text:span>因為找不到人說話<text:span text:style-name="T3">,</text:span>只好學周伯通<text:span text:style-name="T3">,</text:span>左腦打右腦<text:span text:style-name="T3">,</text:span>右手打左手<text:span text:style-name="T3">,</text:span>自己跟自己說話<text:span text:style-name="T3">.<text:line-break/><text:line-break/></text:span>我常渴望那樣一種溝通<text:span text:style-name="T3">,</text:span>彷如神明直指人心直接觀看對方心靈那樣一種心領神會<text:span text:style-name="T3">. </text:span>但很多話既然如此細微精妙<text:span text:style-name="T3">,</text:span>自然無法與人訴說<text:span text:style-name="T3">,</text:span>更不用說討論了<text:span text:style-name="T3">,</text:span>於是我成為自己在這世上唯一的聽眾<text:span text:style-name="T3">.<text:line-break/><text:line-break/></text:span>侯孝賢說<text:span text:style-name="T3">: "</text:span>創作從背對觀眾開始<text:span text:style-name="T3">." </text:span>一個人如果老想著別人的反應是看不見他所想要看見的<text:span text:style-name="T3">,</text:span>彷彿世界必須清場到只剩自己一個人在場<text:span text:style-name="T3">,</text:span>於是那隻捉摸不定飄忽無蹤的鬼<text:span text:style-name="T3">,</text:span>才會向你顯現<text:span text:style-name="T3">. </text:span>或許這也是為什麼陳凱歌說<text:span text:style-name="T3">,</text:span>如果梅蘭芳少了那份孤獨寂寞<text:span text:style-name="T3">,</text:span>就沒有梅蘭芳<text:span text:style-name="T3">,</text:span>他的一切創作就來自心裏這份孤獨<text:span text:style-name="T3">.<text:line-break/><text:line-break/></text:span>病人來掛號了<text:span text:style-name="T3">...(</text:span>待續<text:span text:style-name="T3">..)</text:span></text:p>
      <text:p text:style-name="P1"><text:span text:style-name="T1">陳真</text:span><text:s/>  |  2012.12.14 14:56   |   <text:a xlink:type="simple" xlink:href="http://palinfo.habago.org/Entry?Command=Information_PrintForum&amp;iPage=489#FORUM31715"><text:span text:style-name="T2">#</text:span></text:a></text:p>
      <text:p text:style-name="P4">換我來問這位張同學<text:span text:style-name="T3">(J.Z.)</text:span>好了<text:span text:style-name="T3">,"</text:span>你<text:span text:style-name="T3">" </text:span>英文是<text:span text:style-name="T3">YOU,</text:span>不是<text:span text:style-name="T3">U,ARE</text:span>也不同於<text:span text:style-name="T3">R,</text:span>兩者完全沒有關連性<text:span text:style-name="T3">,</text:span>風馬牛不相及<text:span text:style-name="T3">,</text:span>像這樣一種<text:span text:style-name="T3">FUNCTIONAL DISCOURSE FALLACY</text:span>實在是令人無法接受<text:span text:style-name="T3">.</text:span>就算套用<text:span text:style-name="T3"><text:s/>EMERGENT GRAMMAR </text:span>來取代<text:span text:style-name="T3"><text:s/>A Priori Grammar Postulate,</text:span>也一樣說不通<text:span text:style-name="T3">. </text:span>真不知道你在寫什麼<text:span text:style-name="T3">,</text:span>看不懂<text:span text:style-name="T3">,</text:span>怎麼會把兩個不相干的字湊在一起<text:span text:style-name="T3">.<text:line-break/><text:line-break/></text:span>還有<text:span text:style-name="T3">, </text:span>我也沒說過什麼<text:span text:style-name="T3"><text:s/>"</text:span>人要說一是一說二是二<text:span text:style-name="T3">". </text:span>不過<text:span text:style-name="T3">,</text:span>我倒是常說<text:span text:style-name="T3">: </text:span>當我說<text:span text:style-name="T3">A,</text:span>其實我是要告訴你<text:span text:style-name="T3">B,</text:span>但因為我說不出<text:span text:style-name="T3">B </text:span>或不方便說<text:span text:style-name="T3">B </text:span>或不敢說<text:span text:style-name="T3"><text:s/>B,</text:span>只好說<text:span text:style-name="T3">B </text:span>的親戚<text:span text:style-name="T3"><text:s/>C,</text:span>藉由<text:span text:style-name="T3">C </text:span>來指出<text:span text:style-name="T3">A,</text:span>而<text:span text:style-name="T3"><text:s/>A </text:span>意謂著<text:span text:style-name="T3"><text:s/>B. <text:line-break/><text:line-break/></text:span>我也常說<text:span text:style-name="T3">,</text:span>人是死的<text:span text:style-name="T3">,</text:span>語言是活的<text:span text:style-name="T3">. </text:span>一可以是一<text:span text:style-name="T3">,</text:span>也可以是二三四五六七<text:span text:style-name="T3">. </text:span>我應該不至於笨到會去講什麼做人的道德經<text:span text:style-name="T3">,</text:span>或是說什麼<text:span text:style-name="T3"><text:s/>"</text:span>做人要說一是一說二是二<text:span text:style-name="T3">" </text:span>這樣的傻話<text:span text:style-name="T3">. <text:line-break/><text:line-break/></text:span>當我說<text:span text:style-name="T3">1,</text:span>那只意味著我要它所指涉的任何東西<text:span text:style-name="T3">. </text:span>越講越玄了<text:span text:style-name="T3">.<text:line-break/><text:line-break/></text:span>這個故事告訴我們<text:span text:style-name="T3">,</text:span>討論是一件痛苦的事<text:span text:style-name="T3">. </text:span>當我特別是跟同胞進入一種<text:span text:style-name="T3"><text:s/>"</text:span>討論<text:span text:style-name="T3">" </text:span>時<text:span text:style-name="T3">,</text:span>不如直接再度重申第一萬八千七百五十六次的<text:span text:style-name="T3"><text:s/>"</text:span>二不一沒有<text:span text:style-name="T3">" </text:span>宣言比較快<text:span text:style-name="T3">: <text:line-break/><text:line-break/></text:span>一不<text:span text:style-name="T3">: </text:span>不是不是不是<text:span text:style-name="T3">,</text:span>我不是那個意思<text:span text:style-name="T3">.<text:line-break/></text:span>二不<text:span text:style-name="T3">: </text:span>不是不是不是<text:span text:style-name="T3">,</text:span>我不是那樣的人<text:span text:style-name="T3">.<text:line-break/></text:span>一沒有<text:span text:style-name="T3">: </text:span>沒有沒有沒有<text:span text:style-name="T3">,</text:span>我從來沒有過那樣的想法</text:p>
      <text:p text:style-name="P1"><text:span text:style-name="T1">楊世主</text:span><text:s/>  |  2012.12.14 12:30   |   <text:a xlink:type="simple" xlink:href="http://palinfo.habago.org/Entry?Command=Information_PrintForum&amp;iPage=489#FORUM31714"><text:span text:style-name="T2">#</text:span></text:a></text:p>
      <text:p text:style-name="P2">可以理解左右看專欄在不同寫手下執行上的困難，但也是因為這樣不容易才能取得讀者的信任與喜歡，既然現在已經改成一個寫手，立報應該就取消兩個作者的慣例，以免混淆，讓人仍舊以為是不同作者，至少對我來說有被唬弄的感覺，還覺得這個詹益宏也寫得不錯，要不然一整個報紙都可以由同一寫手的眾多筆名寫成了，這感覺像社會運動，不像報紙<text:span text:style-name="T3">.</text:span></text:p>
      <text:p text:style-name="P1"><text:span text:style-name="T1">良哲</text:span><text:s/>  |  2012.12.14 11:35   |   <text:a xlink:type="simple" xlink:href="http://palinfo.habago.org/Entry?Command=Information_PrintForum&amp;iPage=489#FORUM31713"><text:span text:style-name="T2">#</text:span></text:a></text:p>
      <text:p text:style-name="P4">左看不一定是真名，也有人全用筆名。<text:span text:style-name="T3"><text:line-break/><text:line-break/></text:span>據資深的寫手說，這欄是想藉由正反辯證凸顯問題。但我對自己是否能做到這樣實在也沒把握，就能當作是一種嘗試的時論習作。<text:span text:style-name="T3"><text:line-break/><text:line-break/></text:span>好像曾有一陣子真是左右各找人寫，但可能這樣做比起一個人自己操刀要難，後來還是成了一個人寫。</text:p>
      <text:p text:style-name="P1"><text:span text:style-name="T1">陳真</text:span><text:s/>  |  2012.12.14 01:32   |   <text:a xlink:type="simple" xlink:href="http://palinfo.habago.org/Entry?Command=Information_PrintForum&amp;iPage=489#FORUM31712"><text:span text:style-name="T2">#</text:span></text:a></text:p>
      <text:p text:style-name="P2">這位張同學<text:span text:style-name="T3">(J.Z.),</text:span>我無不敬之意<text:span text:style-name="T3">,</text:span>但我憑良心說<text:span text:style-name="T3">,</text:span>學生或聽眾如果跟你一樣<text:span text:style-name="T3">,</text:span>提出這樣的問題<text:span text:style-name="T3">,</text:span>我應該會頓時無言<text:span text:style-name="T3">,</text:span>晾在講台上<text:span text:style-name="T3">,</text:span>或許痛苦得咬舌自盡也說不定<text:span text:style-name="T3">.<text:line-break/><text:line-break/></text:span>記得回台第一次公開演講是在某醫院<text:span text:style-name="T3">,</text:span>我講的題目是有關科學的本質與方法<text:span text:style-name="T3">,</text:span>就是講邏輯與歸納演繹等等那樣一些東西<text:span text:style-name="T3">,</text:span>講完開放聽眾發問<text:span text:style-name="T3">,</text:span>有人舉手問說<text:span text:style-name="T3">: "</text:span>請問現在有一種神經生理檢測儀<text:span text:style-name="T3">,</text:span>不知道我們醫院有沒有要引進<text:span text:style-name="T3">? </text:span>不知道陳醫師您的看法是<text:span text:style-name="T3">...?" <text:line-break/><text:line-break/></text:span>我聞之當場無言<text:span text:style-name="T3">,</text:span>就像魚乾那樣晾在講台上<text:span text:style-name="T3">,</text:span>支支吾吾說<text:span text:style-name="T3"><text:s/>"</text:span>這個我不知道耶<text:span text:style-name="T3">".</text:span></text:p>
      <text:p text:style-name="P1"><text:span text:style-name="T1">陳真</text:span><text:s/>  |  2012.12.14 01:18   |   <text:a xlink:type="simple" xlink:href="http://palinfo.habago.org/Entry?Command=Information_PrintForum&amp;iPage=489#FORUM31711"><text:span text:style-name="T2">#</text:span></text:a></text:p>
      <text:p text:style-name="P4">過去這十幾二十年來的侵略戰爭如伊拉克阿富汗等等<text:span text:style-name="T3">,</text:span>算是新仇<text:span text:style-name="T3">,</text:span>而日本侵華與南京大屠殺等等<text:span text:style-name="T3">,</text:span>對我而言<text:span text:style-name="T3">,</text:span>卻是從小就埋在心頭的一筆舊恨<text:span text:style-name="T3">,</text:span>舊恨的殺傷力絲毫不小於新仇<text:span text:style-name="T3">. <text:line-break/><text:line-break/></text:span>我常想對日本鬼子政府做點什麼<text:span text:style-name="T3">,</text:span>卻始終沒有去做<text:span text:style-name="T3">. </text:span>也許是因為長年留洋的關係<text:span text:style-name="T3">,</text:span>行事難免受其社會影響<text:span text:style-name="T3">,</text:span>而比較習慣於把焦點放在以美國為首的惡行上<text:span text:style-name="T3">,</text:span>但我心裏始終忘不了混蛋日本鬼子所做的那一切<text:span text:style-name="T3">. </text:span>更可恨的是<text:span text:style-name="T3">: </text:span>至今都還硬要否認<text:span text:style-name="T3">,</text:span>完全不認錯<text:span text:style-name="T3">. </text:span>另一方面<text:span text:style-name="T3">,</text:span>代表納粹屠殺者的德國政府不但認錯<text:span text:style-name="T3">,</text:span>而且其政治領導者都還曾經跪在受難者墓碑前求取原諒<text:span text:style-name="T3">.</text:span>希望有一天<text:span text:style-name="T3">,</text:span>我們也能逼日本政府認錯<text:span text:style-name="T3">.</text:span></text:p>
      <text:p text:style-name="P1"><text:span text:style-name="T1">陳真</text:span><text:s/>  |  2012.12.14 00:58   |   <text:a xlink:type="simple" xlink:href="http://palinfo.habago.org/Entry?Command=Information_PrintForum&amp;iPage=489#FORUM31710"><text:span text:style-name="T2">#</text:span></text:a></text:p>
      <text:p text:style-name="P2">西方社會不管存在多少教堂<text:span text:style-name="T3">,</text:span>實際上非常世俗化<text:span text:style-name="T3">,</text:span>生活中幾乎找不到宗教的一點影子<text:span text:style-name="T3">,</text:span>宗教只是一種問候語<text:span text:style-name="T3">,</text:span>一種口頭禪<text:span text:style-name="T3">,</text:span>就跟台灣基督徒整天有口無心<text:span text:style-name="T3"><text:s/>"</text:span>平安<text:span text:style-name="T3">" "</text:span>平安<text:span text:style-name="T3">" </text:span>講個不停一樣<text:span text:style-name="T3">.<text:line-break/><text:line-break/></text:span>但回教社會或印度教社會卻似乎不是這樣<text:span text:style-name="T3">,</text:span>他們講宗教是講真的<text:span text:style-name="T3">.</text:span>但世俗化到一種簡直是人渣化地步的西方主流媒體<text:span text:style-name="T3">,</text:span>卻常自以為幽默<text:span text:style-name="T3">,</text:span>用文字影像漫畫去諷刺或羞辱別人所嚴肅敬畏的神明及其旨意<text:span text:style-name="T3">,</text:span>於是常引起巨大反彈<text:span text:style-name="T3">.<text:line-break/><text:line-break/></text:span>反彈通常是合理的<text:span text:style-name="T3">,</text:span>因為言論自由僅僅屬於個人<text:span text:style-name="T3">,</text:span>而非屬於國家或政府或機構<text:span text:style-name="T3">.<text:line-break/><text:line-break/>75</text:span>年前的今天<text:span text:style-name="T3">(12</text:span>月<text:span text:style-name="T3">13</text:span>日<text:span text:style-name="T3">),</text:span>日本王八羔子在南京展開為期數周的大規模姦殺擄掠<text:span text:style-name="T3">,30</text:span>萬人罹難<text:span text:style-name="T3">. </text:span>面對無數的相關史實與人證物證<text:span text:style-name="T3">,</text:span>日本政府至今依然否認有這件事<text:span text:style-name="T3">,</text:span>甚至還有日本政客說日軍當時受到南京市民的熱烈歡迎<text:span text:style-name="T3">.<text:line-break/><text:line-break/></text:span>大約十幾年前<text:span text:style-name="T3">,</text:span>日本不但否認有慰安婦<text:span text:style-name="T3">,</text:span>甚至還說這些女生是自願來為日軍提供性服務<text:span text:style-name="T3">. </text:span>這事在兩岸都掀起爭議反彈<text:span text:style-name="T3">,</text:span>但那個我不敢對之不敬的混蛋黨<text:span text:style-name="T3">,</text:span>卻因為日本姦殺擄掠的對象是大陸婦女<text:span text:style-name="T3">,</text:span>於是很開心<text:span text:style-name="T3">,</text:span>竟然還有人因此印行了一本日本漫畫文宣來反制別人對日本的反彈<text:span text:style-name="T3">,</text:span>附和日方的說法<text:span text:style-name="T3">,</text:span>說是這些女生自己願意充當軍妓<text:span text:style-name="T3">.<text:line-break/><text:line-break/></text:span>一般個人或許可以睜眼說瞎話<text:span text:style-name="T3">,</text:span>但政府或機構或政黨或政客卻沒有資格睜眼說瞎話<text:span text:style-name="T3">. </text:span>即便是個人<text:span text:style-name="T3">,</text:span>言論自由也不是毫無止境<text:span text:style-name="T3">,</text:span>比方說<text:span text:style-name="T3">,</text:span>如果別人衷心敬畏神明<text:span text:style-name="T3">,</text:span>那麼我們就不應該故意去羞辱抹黑之<text:span text:style-name="T3">,</text:span>就如同我們不能羞辱抹黑別人的父母一般<text:span text:style-name="T3">. <text:line-break/><text:line-break/></text:span>如果我們連這一點基本尊重都做不到<text:span text:style-name="T3">,</text:span>言論自由也將蕩然無存<text:span text:style-name="T3">. </text:span>當我們可以為所欲為言所欲言時<text:span text:style-name="T3">,</text:span>意味著我們只能靠拳頭而不是訴諸權利概念來捍衛尊嚴與自由<text:span text:style-name="T3">.<text:line-break/><text:line-break/></text:span>我常引用維根斯坦一句話<text:span text:style-name="T3">: "</text:span>不要玩別人靈魂深處裏的東西<text:span text:style-name="T3">." </text:span>神明對西方人或許只是一種概念<text:span text:style-name="T3">,</text:span>一種問候語<text:span text:style-name="T3">,</text:span>但是你要知道<text:span text:style-name="T3">,</text:span>並不是每個人都跟你一樣猥褻<text:span text:style-name="T3">. </text:span>我們應該尊重別人靈魂深處的東西<text:span text:style-name="T3">. <text:line-break/><text:line-break/></text:span>當然<text:span text:style-name="T3">,</text:span>你不能說某個黨或某種政治主張等等這些不具任何<text:span text:style-name="T3"><text:s/>"</text:span>價值性<text:span text:style-name="T3">" (value)</text:span>的東西牽扯到你的靈魂<text:span text:style-name="T3">,</text:span>因此企圖壓制別人對之的批評<text:span text:style-name="T3">,</text:span>就如同那個我對之不敢不敬的混蛋黨及其黨徒便是如此屬性<text:span text:style-name="T3">,</text:span>這些人最喜歡高唱什麼言論自由了<text:span text:style-name="T3">,</text:span>但那就像狗肉店老闆說他是狗最好的朋友一般荒唐<text:span text:style-name="T3">. </text:span></text:p>
      <text:p text:style-name="P1"><text:span text:style-name="T1">鄭啟承</text:span><text:s/>  |  2012.12.13 17:58   |   <text:a xlink:type="simple" xlink:href="http://palinfo.habago.org/Entry?Command=Information_PrintForum&amp;iPage=489#FORUM31708"><text:span text:style-name="T2">#</text:span></text:a></text:p>
      <text:p text:style-name="P4">我覺得秉叡說的「畫穆罕默德的肖像畫」意思是去塗鴉損毀侮辱別人宗教領袖的肖像。<text:span text:style-name="T3"><text:line-break/><text:line-break/></text:span>不過我們應該不是在上作文課或玩大家來找碴吧，一個人說什麼話寫什麼字一點都不重要，重要的是他在講什麼，更重要的是他的態度。</text:p>
      <text:p text:style-name="P1">J. Z.   |  2012.12.13 17:37   |   <text:a xlink:type="simple" xlink:href="http://palinfo.habago.org/Entry?Command=Information_PrintForum&amp;iPage=489#FORUM31707"><text:span text:style-name="T2">#</text:span></text:a></text:p>
      <text:p text:style-name="P2">陳大哥<text:span text:style-name="T3">:<text:line-break/><text:line-break/>U r kidding me, right ???<text:line-break/></text:span>這樣一種<text:span text:style-name="T3">rhetorical nonsense</text:span>實在無法令人接受<text:span text:style-name="T3"><text:line-break/></text:span>你常講人要說一是一說二是二<text:span text:style-name="T3">, </text:span>可現在你回我的東西顯然和你所談論的原則大相逕庭<text:span text:style-name="T3">.<text:line-break/></text:span>當然<text:span text:style-name="T3">, </text:span>我不排除有我比較笨的可能性存在<text:span text:style-name="T3">, </text:span>可以請你明示嗎<text:span text:style-name="T3">?</text:span></text:p>
      <text:p text:style-name="P1"><text:span text:style-name="T1">陳真</text:span><text:s/>  |  2012.12.13 17:16   |   <text:a xlink:type="simple" xlink:href="http://palinfo.habago.org/Entry?Command=Information_PrintForum&amp;iPage=489#FORUM31706"><text:span text:style-name="T2">#</text:span></text:a></text:p>
      <text:p text:style-name="P4">不管你問誰<text:span text:style-name="T3">,</text:span>你覺得不一樣<text:span text:style-name="T3">,</text:span>但我覺得那些言論性質上一模一樣<text:span text:style-name="T3">. <text:line-break/><text:line-break/></text:span>或者說<text:span text:style-name="T3">,</text:span>這裏根本沒有一樣或不一樣的問題<text:span text:style-name="T3">. </text:span>你要說它一樣或不一樣有什麼難<text:span text:style-name="T3">? </text:span>隨你便啊<text:span text:style-name="T3">. <text:line-break/><text:line-break/></text:span>罵爹或罵娘一不一樣<text:span text:style-name="T3">? </text:span>這也是隨大家開心說它一樣就一樣<text:span text:style-name="T3">,</text:span>不一樣就不一樣<text:span text:style-name="T3">. </text:span>也許罵娘應該要嚴重些<text:span text:style-name="T3">,</text:span>或許哭爹更嚴重<text:span text:style-name="T3">,</text:span>兩者果然不一樣<text:span text:style-name="T3">.<text:line-break/><text:line-break/></text:span>真是越講越瑣碎了<text:span text:style-name="T3">,</text:span>接下來我們是不是要討論何謂<text:span text:style-name="T3"><text:s/>"</text:span>一樣<text:span text:style-name="T3">"? </text:span>或是討論不同文化的一樣和不一樣可能有點不一樣但也可能一模一樣<text:span text:style-name="T3">?<text:line-break/><text:line-break/></text:span>我初學桌球的抽球動作時<text:span text:style-name="T3">,</text:span>教練一直叫我要擦球不要磨球<text:span text:style-name="T3">,</text:span>我問他擦球和磨球有什麼不一樣<text:span text:style-name="T3">? </text:span>教練說一個是磨<text:span text:style-name="T3">,</text:span>一個是擦<text:span text:style-name="T3">,</text:span>兩個字寫出來就不一樣<text:span text:style-name="T3">. </text:span>回答完我的疑問後<text:span text:style-name="T3">,</text:span>我看他很得意<text:span text:style-name="T3">,</text:span>似乎很滿意自己做了一種精妙解釋<text:span text:style-name="T3">,</text:span>於是我無言了<text:span text:style-name="T3">.</text:span></text:p>
      <text:p text:style-name="P1">J. Z.   |  2012.12.13 17:00   |   <text:a xlink:type="simple" xlink:href="http://palinfo.habago.org/Entry?Command=Information_PrintForum&amp;iPage=489#FORUM31705"><text:span text:style-name="T2">#</text:span></text:a></text:p>
      <text:p text:style-name="P2">在我看來<text:span text:style-name="T3">, </text:span>這二者完全沒有任何關連性<text:span text:style-name="T3">, </text:span>為何可以擺在一起討論<text:span text:style-name="T3">?<text:line-break/></text:span>否認史實和批評宗教完全風馬牛不相及啊<text:span text:style-name="T3">??<text:line-break/></text:span>再者<text:span text:style-name="T3">, </text:span>什麼叫<text:span text:style-name="T3">"</text:span>傷害、挑撥、毀謗民族，宗教感情<text:span text:style-name="T3">"? </text:span>這聽起來像對岸政府會說的話<text:span text:style-name="T3">...</text:span></text:p>
      <text:p text:style-name="P3"/>
      <text:p text:style-name="P1">J. Z.   |  2012.12.13 16:56   |   <text:a xlink:type="simple" xlink:href="http://palinfo.habago.org/Entry?Command=Information_PrintForum&amp;iPage=490#FORUM31704"><text:span text:style-name="T2">#</text:span></text:a></text:p>
      <text:p text:style-name="P2">陳大哥<text:span text:style-name="T3">...<text:line-break/></text:span>我是指秉叡說的<text:span text:style-name="T3">"</text:span>對於那些發表傷害、挑撥、毀謗民族，宗教感情的言論（像否認大屠殺、畫穆罕默德的肖像畫）的人（或媒體），我們究竟該不該尊重他們的言論自由呢？<text:span text:style-name="T3">"<text:line-break/><text:line-break/></text:span>不是針對你對他回應啦<text:span text:style-name="T3">....==</text:span></text:p>
      <text:p text:style-name="P1"><text:span text:style-name="T1">陳真</text:span><text:s/>  |  2012.12.13 16:36   |   <text:a xlink:type="simple" xlink:href="http://palinfo.habago.org/Entry?Command=Information_PrintForum&amp;iPage=490#FORUM31703"><text:span text:style-name="T2">#</text:span></text:a></text:p>
      <text:p text:style-name="P4">同學<text:span text:style-name="T3">,</text:span>我或誰什麼時候講過什麼一掛不一掛<text:span text:style-name="T3">? <text:line-break/><text:line-break/></text:span>從一個人的一句怪問<text:span text:style-name="T3">,</text:span>我就馬上能明白有關他的許多事<text:span text:style-name="T3">.<text:line-break/><text:line-break/></text:span>一個人要說什麼都行<text:span text:style-name="T3">,</text:span>只要他所說的是可被訴說的<text:span text:style-name="T3">.</text:span></text:p>
      <text:p text:style-name="P1">J. Z.   |  2012.12.13 16:04   |   <text:a xlink:type="simple" xlink:href="http://palinfo.habago.org/Entry?Command=Information_PrintForum&amp;iPage=490#FORUM31701"><text:span text:style-name="T2">#</text:span></text:a></text:p>
      <text:p text:style-name="P2">否認大屠殺和畫穆罕默德畫像有何邏輯上的相同點<text:span text:style-name="T3">? </text:span>為何可以擺在同一掛<text:span text:style-name="T3">???<text:line-break/><text:line-break/></text:span>不明白<text:span text:style-name="T3">...</text:span></text:p>
      <text:p text:style-name="P1"><text:span text:style-name="T1">鄭啟承</text:span><text:s/>  |  2012.12.13 12:48   |   <text:a xlink:type="simple" xlink:href="http://palinfo.habago.org/Entry?Command=Information_PrintForum&amp;iPage=490#FORUM31700"><text:span text:style-name="T2">#</text:span></text:a></text:p>
      <text:p text:style-name="P4">我一直很好奇，諾貝爾獎頒給莫言或是過去<text:span text:style-name="T3">"</text:span>差點<text:span text:style-name="T3">"</text:span>頒給沈從文，所有西方社會對其之高度評價真的很讓人不可思議，我的意思是說我們對其作品之讚嘆和佩服和仰慕是很正常，因為作為母語，我們自動就能理解這些作品的深奧細膩幽默或神韻不凡之處，但不講中文的人說也能理解其文學價值就真的很讓人納悶了。<text:span text:style-name="T3"><text:line-break/><text:line-break/></text:span>中文別說翻譯成其他語言，恐怕改一個字就整個變調了，那究竟西方人是憑什麼來理解和評價中文作品的優劣<text:span text:style-name="T3">? </text:span>我不是批評喔，我只是好奇。<text:span text:style-name="T3"><text:line-break/><text:line-break/></text:span>我能想到的一個原因是對翻譯工作的重視和信任，如果一份文字專才肩負著連接兩個世界的橋梁，那它理應受到高度的看重，甚至某個意義上可以算是另一種創作了。顯然西方世界視翻譯工作為一個重要的角色。華人世界似乎就不是這樣了，譯者似乎被當成某種廉價的生產製造者，沒多少尊重可言。<text:span text:style-name="T3"><text:line-break/><text:line-break/></text:span>我看書上說兩百多年前，音樂家並不是一份多受尊重的職業，社會地位差不多像園丁那樣，加上沒有什麼版權概念，是以音樂家常都過得苦哈哈，比如莫札特，據說他的歌劇場場爆滿，風靡全歐洲，但往往散場後他卻沒錢做計程車，我是說計程馬，回家。<text:span text:style-name="T3"><text:line-break/><text:line-break/></text:span>另一個叫舒曼的作曲家好像也是，因為當時演奏家比作曲家來得受重視，而舒曼的手指受傷，只能作曲，所以他的演奏家太太遠比他來得出名。他太太叫克拉拉，當時是極有名氣的鋼琴家，而舒曼卻沒什麼人要鳥他，因為作曲家被認為是沒什麼出息的工作。但物換星移，今天大家都知道舒曼，卻沒多少人去談他太太克拉拉了。</text:p>
      <text:p text:style-name="P1"><text:span text:style-name="T1">楊世主</text:span><text:s/>  |  2012.12.13 11:18   |   <text:a xlink:type="simple" xlink:href="http://palinfo.habago.org/Entry?Command=Information_PrintForum&amp;iPage=490#FORUM31699"><text:span text:style-name="T2">#</text:span></text:a></text:p>
      <text:p text:style-name="P2">最近才知道立報左右看是同一個作者寫的，左看是作者真名，右看是筆名，我問人，人說全世界都知道左右看的意思是左手打右手的意思，既然是同一個人的左右手，為何要用兩個名字？是一種心照不宣的遊戲嗎？我想不清楚這個問題好幾天，因為我孤陋寡聞一直以為是不同作者，請問有人可以解惑嗎？</text:p>
      <text:p text:style-name="P1"><text:span text:style-name="T1">陳真</text:span><text:s/>  |  2012.12.13 01:19   |   <text:a xlink:type="simple" xlink:href="http://palinfo.habago.org/Entry?Command=Information_PrintForum&amp;iPage=490#FORUM31698"><text:span text:style-name="T2">#</text:span></text:a></text:p>
      <text:p text:style-name="P4">同學<text:span text:style-name="T3">,</text:span>我們對於任何公眾言論當然都有資格批評<text:span text:style-name="T3">,</text:span>但也僅止於此<text:span text:style-name="T3">,</text:span>而不該禁止對方發表哪怕純粹是胡說八道的言論<text:span text:style-name="T3">,</text:span>更不該讓對方因言賈禍或被迫噤聲<text:span text:style-name="T3">. </text:span>我對之不敢不敬的那個混蛋黨的主要特徵之一就是強烈壓制異己言論<text:span text:style-name="T3">,</text:span>不擇手段傷害異己<text:span text:style-name="T3">,</text:span>從來都不是絞盡腦汁去駁倒對方的言行思維<text:span text:style-name="T3">.<text:line-break/><text:line-break/></text:span>曾有人因為否認納粹大屠殺的史實而被革除教職<text:span text:style-name="T3">,</text:span>在我看來這是荒唐的<text:span text:style-name="T3">,</text:span>即便這是鋼鐵一般的史實也一樣<text:span text:style-name="T3">,</text:span>任何人都有唱反調的權利<text:span text:style-name="T3">,</text:span>也有胡說八道的自由<text:span text:style-name="T3">. <text:line-break/><text:line-break/></text:span>自由這東西之所以存在<text:span text:style-name="T3">,</text:span>為的就是保障異類<text:span text:style-name="T3">,</text:span>維護另類存在的可能性<text:span text:style-name="T3">,</text:span>而不是保障光鮮主流或漂亮言論或什麼政治正確的思想<text:span text:style-name="T3">.<text:line-break/><text:line-break/></text:span>因此<text:span text:style-name="T3">,</text:span>比方說<text:span text:style-name="T3">,</text:span>今天如果巴勒網執政<text:span text:style-name="T3">,</text:span>我敢保證王丹依然享有胡說八道的自由<text:span text:style-name="T3">,</text:span>但旁人同樣有反駁其言行的自由<text:span text:style-name="T3">. </text:span>一切僅止於此<text:span text:style-name="T3">. </text:span>王丹不會也不該因為胡說八道而遭到任何傷害或干擾<text:span text:style-name="T3">,</text:span>社會或群眾也不該形成一種讓異議言論噤若寒蟬的氛圍<text:span text:style-name="T3">.<text:line-break/><text:line-break/></text:span>重點是<text:span text:style-name="T3">: </text:span>自由這東西之所以存在<text:span text:style-name="T3">,</text:span>恰恰因為我們必須設下許多<text:span text:style-name="T3"><text:s/>"</text:span>不自由<text:span text:style-name="T3">",</text:span>自由於是才成為可能<text:span text:style-name="T3">. </text:span>比方說我們沒有抹黑他人的自由<text:span text:style-name="T3">,</text:span>我們也沒有侵犯他<text:span text:style-name="T3"><text:s/>"</text:span>人<text:span text:style-name="T3">" </text:span>的自由<text:span text:style-name="T3">. </text:span>我可以上至天文下至地理談論一切<text:span text:style-name="T3">,</text:span>但我沒有公開談論任何一個<text:span text:style-name="T3"><text:s/>"</text:span>人<text:span text:style-name="T3">" </text:span>私領域的自由<text:span text:style-name="T3">,</text:span>除非這個人眾所皆知<text:span text:style-name="T3">,</text:span>動見觀瞻<text:span text:style-name="T3">,</text:span>他隨時可以向社會大眾做出澄清<text:span text:style-name="T3">. <text:line-break/><text:line-break/></text:span>公眾言論只及於一切可以被公眾所客觀認知的人事物<text:span text:style-name="T3">. </text:span>簡單說其實很簡單<text:span text:style-name="T3">,</text:span>言論的範圍就在於<text:span text:style-name="T3">: </text:span>你可以討論一切可以討論的東西<text:span text:style-name="T3">,</text:span>至於那些無法被不特定對象所客觀認知的個別人事物<text:span text:style-name="T3">,</text:span>我們就應保持沉默<text:span text:style-name="T3">.<text:line-break/><text:line-break/></text:span>不過<text:span text:style-name="T3">,</text:span>台灣人剛好相反<text:span text:style-name="T3">,</text:span>對於無法討論的東西<text:span text:style-name="T3">(</text:span>例如別人的家務事或你怎麼不去染頭髮之類<text:span text:style-name="T3">),</text:span>反而興致盎然<text:span text:style-name="T3">,</text:span>甚至加油添醋<text:span text:style-name="T3">,</text:span>空穴來風<text:span text:style-name="T3">,</text:span>對於任何需要一點理性能力的東西<text:span text:style-name="T3">,</text:span>卻似乎無能亦無意願參與<text:span text:style-name="T3">. </text:span>基本上這是一個沒友大腦只有口水的社會<text:span text:style-name="T3">,</text:span>一灑就是一地又臭又髒的口水<text:span text:style-name="T3">.<text:line-break/><text:line-break/></text:span>這些話我其實反覆講過不知道幾千遍了<text:span text:style-name="T3">.</text:span></text:p>
      <text:p text:style-name="P1"><text:span text:style-name="T1">秉叡</text:span><text:s/>  |  2012.12.12 21:04   |   <text:a xlink:type="simple" xlink:href="http://palinfo.habago.org/Entry?Command=Information_PrintForum&amp;iPage=490#FORUM31697"><text:span text:style-name="T2">#</text:span></text:a></text:p>
      <text:p text:style-name="P2">提到言論自由，在此想請教晨真先生一個問題：<text:span text:style-name="T3"><text:line-break/></text:span>對於那些發表傷害、挑撥、毀謗民族，宗教感情的言論（像否認大屠殺、畫穆罕默德的肖像畫）的人（或媒體），我們究竟該不該尊重他們的言論自由呢？</text:p>
      <text:p text:style-name="P1"><text:span text:style-name="T1">陳真</text:span><text:s/>  |  2012.12.12 18:37   |   <text:a xlink:type="simple" xlink:href="http://palinfo.habago.org/Entry?Command=Information_PrintForum&amp;iPage=490#FORUM31696"><text:span text:style-name="T2">#</text:span></text:a></text:p>
      <text:p text:style-name="P4">不管是國內那個我不敢對之有所不敬的<text:span text:style-name="T3">G</text:span>營<text:span text:style-name="T3">,</text:span>或是以美國為首的西方勢力<text:span text:style-name="T3">,</text:span>對人性與價值最大的傷害之一就是掛羊頭賣狗肉<text:span text:style-name="T3">. </text:span>掛出來的羊頭都很好看<text:span text:style-name="T3">,</text:span>民主喔<text:span text:style-name="T3">,</text:span>人權喔<text:span text:style-name="T3">,</text:span>自由法治喔<text:span text:style-name="T3">,</text:span>但賣的卻是另外一些往往見不得人的東西<text:span text:style-name="T3">. </text:span>羊頭只是手段<text:span text:style-name="T3">,</text:span>狗肉才是目的<text:span text:style-name="T3">.<text:line-break/><text:line-break/></text:span>每當這類政權例如美國及其同路人高唱人權自由時<text:span text:style-name="T3">,</text:span>我就知道他們大概又要幹一些不堪聞問的事了<text:span text:style-name="T3">. </text:span>馬龍白蘭度說<text:span text:style-name="T3">,</text:span>你得學會怎麼聽清楚光鮮亮麗的主流人士所講的話<text:span text:style-name="T3">,</text:span>他說<text:span text:style-name="T3">: </text:span>當你聽到相信我<text:span text:style-name="T3">(trust me)</text:span>時<text:span text:style-name="T3">,</text:span>其實對方的意思是去死吧你<text:span text:style-name="T3">(fuck you). <text:line-break/><text:line-break/></text:span>政治上更是如此<text:span text:style-name="T3">,</text:span>人權自由民主法治等等這些字眼<text:span text:style-name="T3">,</text:span>美國及其同路人幾乎改寫了它們的原有意涵<text:span text:style-name="T3">,</text:span>這些字你光從字典上是無法理解其真實意涵的<text:span text:style-name="T3">. </text:span>字典只提供羊頭解<text:span text:style-name="T3">,</text:span>但現實上卻是一盤盤血淋淋臭不可聞的狗肉<text:span text:style-name="T3">.<text:line-break/><text:line-break/></text:span>我花了三十年的痛苦<text:span text:style-name="T3">,</text:span>方才學會這套文法<text:span text:style-name="T3">. </text:span>套句沈從文的話<text:span text:style-name="T3">,</text:span>我要是手上有枝筆願意寫<text:span text:style-name="T3">,</text:span>天曉得我能寫出多少羊頭與狗肉的故事<text:span text:style-name="T3">. </text:span>我不需很多想像力<text:span text:style-name="T3">,</text:span>故事自然源源不絕<text:span text:style-name="T3">;</text:span>現實往往比小說還戲劇化<text:span text:style-name="T3">. </text:span>在這齣大戲裏<text:span text:style-name="T3">,</text:span>各人各自認了一個角兒終老<text:span text:style-name="T3">,</text:span>我要有辦法扭轉心志<text:span text:style-name="T3">,</text:span>也想演一下正派羊頭人物<text:span text:style-name="T3">,</text:span>嚐嚐狗肉的甜美滋味<text:span text:style-name="T3">.</text:span></text:p>
      <text:p text:style-name="P1"><text:span text:style-name="T1">陳真</text:span><text:s/>  |  2012.12.12 17:21   |   <text:a xlink:type="simple" xlink:href="http://palinfo.habago.org/Entry?Command=Information_PrintForum&amp;iPage=490#FORUM31695"><text:span text:style-name="T2">#</text:span></text:a></text:p>
      <text:p text:style-name="P2">一個異議人士是不應該跟任何政府機構拿錢辦事的<text:span text:style-name="T3">,</text:span>但王丹卻接受阿扁的資助<text:span text:style-name="T3">,</text:span>而且還<text:span text:style-name="T3"><text:s/>"</text:span>榮獲<text:span text:style-name="T3">" </text:span>美國國家民主基金會<text:span text:style-name="T3">(</text:span>簡稱<text:span text:style-name="T3">NED)</text:span>的什麼碗糕人權獎呢<text:span text:style-name="T3">.<text:line-break/><text:line-break/></text:span>這個<text:span text:style-name="T3">NED</text:span>是什麼組織呢<text:span text:style-name="T3">? </text:span>它不折不扣就是美國中央情報局<text:span text:style-name="T3">(CIA)</text:span>顛覆海外敵人的一個白手套<text:span text:style-name="T3">,</text:span>如果我沒記錯<text:span text:style-name="T3">,</text:span>它始於八零年代雷根時期<text:span text:style-name="T3">,</text:span>把<text:span text:style-name="T3">CIA</text:span>的文化滲透活動給變身成為一種所謂民主與人權組織<text:span text:style-name="T3">,</text:span>藉此介入敵國政變及資助反敵方勢力等等<text:span text:style-name="T3">,</text:span>所以有人把<text:span text:style-name="T3">NED</text:span>稱為<text:span text:style-name="T3"><text:s/>"</text:span>第二中情局<text:span text:style-name="T3">". </text:span>目前的主要頭號敵人當然就是中國<text:span text:style-name="T3">. <text:line-break/><text:line-break/></text:span>中情局局長<text:span text:style-name="T3">William Colby </text:span>曾經說，<text:span text:style-name="T3">NED</text:span>的好處是以公開方式從事美國以往暗地裏推行的活動。他說<text:span text:style-name="T3">:"</text:span>我們不必再使用祕密手段了<text:span text:style-name="T3">,</text:span>很多過去只能暗地裏幹的事<text:span text:style-name="T3">,</text:span>現在都可以光明正大公開地幹了<text:span text:style-name="T3">,</text:span>而且不會帶來什麼麻煩<text:span text:style-name="T3">.”<text:line-break/><text:line-break/></text:span>而<text:span text:style-name="T3">NED</text:span>的首任代理主席<text:span text:style-name="T3">Allen Weinstein </text:span>也曾這麼說<text:span text:style-name="T3">:"</text:span>我們今天公開做的<text:span text:style-name="T3">,</text:span>大多是<text:span text:style-name="T3">CIA </text:span>過去<text:span text:style-name="T3">25</text:span>年來所秘密從事的活動<text:span text:style-name="T3">."<text:line-break/><text:line-break/></text:span>痛罵莫言出賣靈魂的王丹<text:span text:style-name="T3">,</text:span>恰恰就是獲得這樣一個惡名昭彰掛人權羊頭賣政治情治狗肉的<text:span text:style-name="T3"><text:s/>"</text:span>民主<text:span text:style-name="T3">" </text:span>機構的人權大獎<text:span text:style-name="T3">. </text:span>他還寫進履歷裏很得意呢<text:span text:style-name="T3">,</text:span>你說可不可恥<text:span text:style-name="T3">. </text:span>這樣的人卻反過來高掛貞節牌坊<text:span text:style-name="T3">,</text:span>拿貞潔罵人<text:span text:style-name="T3">,</text:span>難道以為大家都是北七<text:span text:style-name="T3">,</text:span>無法分辨基本是非<text:span text:style-name="T3">?<text:line-break/><text:line-break/></text:span>這些東西<text:span text:style-name="T3">,</text:span>寫來滿紙污穢<text:span text:style-name="T3">,</text:span>實在很不想談這些<text:span text:style-name="T3">,</text:span>而且我也深知談這些東西的後果<text:span text:style-name="T3">. </text:span>但荒唐總該有個限度<text:span text:style-name="T3">.</text:span></text:p>
      <text:p text:style-name="P1"><text:span text:style-name="T1">陳真</text:span><text:s/>  |  2012.12.12 16:47   |   <text:a xlink:type="simple" xlink:href="http://palinfo.habago.org/Entry?Command=Information_PrintForum&amp;iPage=490#FORUM31694"><text:span text:style-name="T2">#</text:span></text:a></text:p>
      <text:p text:style-name="P4">大概三十年前剛上大學那一年<text:span text:style-name="T3">,</text:span>工運人士陳秀賢說有一群北部專程南下的學生想認識我<text:span text:style-name="T3">,</text:span>我說好<text:span text:style-name="T3">,</text:span>於是夜裏真的來了一群男女<text:span text:style-name="T3">,</text:span>個個喊革命<text:span text:style-name="T3">,"</text:span>勇敢<text:span text:style-name="T3">" </text:span>得不得了<text:span text:style-name="T3">,</text:span>但我卻連想問他們什麼名字唸<text:span text:style-name="T3"><text:s/>"</text:span>北部<text:span text:style-name="T3">" </text:span>哪所大學始終都問不出來<text:span text:style-name="T3">,</text:span>只記得他們一直叫我為了民族大義應該自動退學<text:span text:style-name="T3">,</text:span>他們說我唸的高醫是誘殺林少貓的媚日<text:span text:style-name="T3"><text:s/>"</text:span>台奸<text:span text:style-name="T3">" </text:span>陳中和所創辦<text:span text:style-name="T3">,</text:span>所以我不應該念這樣的大學<text:span text:style-name="T3">,</text:span>否則就是可恥<text:span text:style-name="T3">.<text:line-break/><text:line-break/></text:span>每次遇到這種<text:span text:style-name="T3"><text:s/>"</text:span>勇敢愛<text:span text:style-name="T3">XX" </text:span>人士<text:span text:style-name="T3">,</text:span>我就說<text:span text:style-name="T3">,</text:span>新台幣是萬惡的國民黨印的<text:span text:style-name="T3">,</text:span>而且屬於萬惡的中華民國<text:span text:style-name="T3">,</text:span>你們若使用這種貨幣真的很可恥<text:span text:style-name="T3">,</text:span>不如送給我<text:span text:style-name="T3">,</text:span>我來幫你們花<text:span text:style-name="T3">,</text:span>由我來替你們承擔歷史罪責好了<text:span text:style-name="T3">.<text:line-break/><text:line-break/></text:span>莫言今天如果頂著諾貝爾獎光環<text:span text:style-name="T3">,</text:span>開始講起一些合乎西方主流利益的政治正確話語<text:span text:style-name="T3">,</text:span>那才真的可恥<text:span text:style-name="T3">.<text:line-break/><text:line-break/></text:span>維根斯坦和<text:span text:style-name="T3">KUSTURICA</text:span>同時都說過<text:span text:style-name="T3">:"</text:span>我看世界是彩色的<text:span text:style-name="T3">,</text:span>但我看人卻是黑白<text:span text:style-name="T3">." </text:span>我的<text:span text:style-name="T3"><text:s/>"</text:span>看<text:span text:style-name="T3">" </text:span>法也一樣<text:span text:style-name="T3">,</text:span>但人除了好人壞人<text:span text:style-name="T3">,</text:span>男人女人<text:span text:style-name="T3">,</text:span>似乎還分大人小人<text:span text:style-name="T3">. </text:span>大人看其大<text:span text:style-name="T3">, </text:span>小人務其小<text:span text:style-name="T3">. </text:span>這兩種人世界不同<text:span text:style-name="T3">,</text:span>理應楚漢分明<text:span text:style-name="T3">,</text:span>但小的卻常硬要大的跟他一樣小<text:span text:style-name="T3">,</text:span>或甚至以為大家都跟他一樣小<text:span text:style-name="T3">; </text:span>不同世界卻共處一顆星球<text:span text:style-name="T3">,</text:span>實在很不幸<text:span text:style-name="T3">,</text:span>要是能移民<text:span text:style-name="T3">,</text:span>我早離開地球前往北極星<text:span text:style-name="T3">.</text:span></text:p>
      <text:p text:style-name="P1"><text:span text:style-name="T1">陳真</text:span><text:s/>  |  2012.12.12 15:35   |   <text:a xlink:type="simple" xlink:href="http://palinfo.habago.org/Entry?Command=Information_PrintForum&amp;iPage=490#FORUM31693"><text:span text:style-name="T2">#</text:span></text:a></text:p>
      <text:p text:style-name="P2">一些人在那邊<text:span text:style-name="T3">GGYY</text:span>的<text:span text:style-name="T3">,</text:span>實在很討人厭<text:span text:style-name="T3">. </text:span>特別是那個頗受西方瞎捧叫艾什麼的<text:span text:style-name="T3">,</text:span>特別討人厭<text:span text:style-name="T3">,</text:span>說什麼異議藝術家<text:span text:style-name="T3">,</text:span>但我看不出任何藝術<text:span text:style-name="T3">,</text:span>更看不出他異議在哪<text:span text:style-name="T3">,</text:span>他應該是跟王丹一樣<text:span text:style-name="T3">,</text:span>主流到不行的人<text:span text:style-name="T3">.<text:line-break/><text:line-break/></text:span>主流沒關係<text:span text:style-name="T3">,</text:span>但俗不可耐真的很討人厭<text:span text:style-name="T3">. <text:line-break/><text:line-break/></text:span>一個人口口聲聲什麼言論自由<text:span text:style-name="T3">,</text:span>媽的若真相信言論自由<text:span text:style-name="T3">,</text:span>憑什麼要求另一個人一定要照自己<text:span text:style-name="T3">(</text:span>往往可笑甚至可恥<text:span text:style-name="T3">)</text:span>的政治立場或品味講出特定的什麼話<text:span text:style-name="T3">? </text:span>若不依從<text:span text:style-name="T3">,</text:span>便是可恥<text:span text:style-name="T3">? </text:span>便是醜聞<text:span text:style-name="T3">? </text:span>便是千古罪人<text:span text:style-name="T3">? <text:line-break/><text:line-break/></text:span>媽的<text:span text:style-name="T3">,</text:span>若要說可恥<text:span text:style-name="T3">,</text:span>王丹獲得由美國政府一手控制專門在海外搞敵方破壞的什麼美國民主基金會人權獎<text:span text:style-name="T3">,</text:span>那才真是可恥齷齪到爆<text:span text:style-name="T3">.<text:line-break/><text:line-break/></text:span>這麼可恥齷齪的事旁人都忍了<text:span text:style-name="T3">,</text:span>不發一語<text:span text:style-name="T3">,</text:span>反倒被容忍的人卻對著一個沒有犯任何道德問題的人講什麼禮義廉恥<text:span text:style-name="T3">,</text:span>黑白顛倒<text:span text:style-name="T3">,</text:span>美醜易位<text:span text:style-name="T3">,</text:span>這世界真的很荒唐<text:span text:style-name="T3">.<text:line-break/><text:line-break/></text:span>陳真<text:span text:style-name="T3"><text:line-break/><text:line-break/>====================<text:line-break/></text:span>莫言領獎<text:span text:style-name="T3"><text:s/></text:span>流亡作家：百年大醜聞<text:span text:style-name="T3"><text:line-break/><text:line-break/></text:span>明報<text:span text:style-name="T3"><text:s/>– 2012</text:span>年<text:span text:style-name="T3">12</text:span>月<text:span text:style-name="T3">11</text:span>日<text:span text:style-name="T3"><text:line-break/><text:line-break/></text:span>【明報專訊】內地作家莫言昨晚在瑞典首都斯德哥爾摩接過<text:span text:style-name="T3">2012</text:span>年諾貝爾文學獎，之後參加晚宴，與<text:span text:style-name="T3">1300</text:span>名客人分享這份榮耀，並發表了<text:span text:style-name="T3">5</text:span>分鐘獲獎感言。在莫言享受鮮花和掌聲的同時，反對他獲獎的聲音依然此起彼落，甚至有流亡作家聲言在頒獎會場外裸跑抗議。<text:span text:style-name="T3"><text:line-break/><text:line-break/></text:span>曾聲言會場外裸跑抗議<text:span text:style-name="T3"><text:line-break/><text:line-break/></text:span>本屆諾貝爾獎昨日舉行頒獎禮，其中除和平獎以外的各獎項，於香港時間昨晚<text:span text:style-name="T3">11</text:span>點<text:span text:style-name="T3">20</text:span>分在斯德哥爾摩音樂廳頒發，按順序先後頒發物理學獎、化學獎、生理學或醫學獎、文學獎及經濟學獎<text:span text:style-name="T3">5</text:span>個獎項。在頒獎禮上，身穿黑色燕尾服、結着白色煲呔的莫言，與瑞典王室成員及其他得獎者同坐頒獎台上。諾貝爾基金會主席斯托爾克首先致辭，之後就由諾貝爾獎項評選委員會代表分別介紹獲獎者的成就，其中介紹莫言寫作特色的是諾貝爾文學獎評選委員會成員瓦斯特伯格。莫言從瑞典國王卡爾十六世手中接過文學獎證書、金質獎章和<text:span text:style-name="T3">110</text:span>萬美元獎金支票。<text:span text:style-name="T3"><text:line-break/><text:line-break/></text:span>頒獎禮歷時<text:span text:style-name="T3">1</text:span>個半小時，莫言之後出席在斯德哥爾摩市政廳藍色大廳舉行的諾貝爾晚宴，並發表簡短獲獎感言。<text:span text:style-name="T3"><text:line-break/><text:line-break/></text:span>寄空椅予莫言<text:span text:style-name="T3"><text:s/></text:span>盼轉交劉曉波<text:span text:style-name="T3"><text:line-break/><text:line-break/></text:span>莫言獲獎引發的爭議持續發酵。旅居德國的藝術家孟煌本月初將一張空椅子由德國速遞到瑞典，希望莫言能代為將空椅子轉交給劉曉波。根據速遞公司網上紀錄，該椅子已於頒獎禮舉行前運抵瑞典。流亡德國的異見作家廖亦武昨向本報表示，他和孟煌打賭，如果莫言肯收下椅子，他就會認輸在會場外裸跑；但若莫言不肯收下椅子，就換孟煌裸跑。廖又透露，身在北京的藝術家艾未未也有參與輸賭，並承諾出資聘請攝影師，拍下他們「裸奔」情景。廖亦武批評諾貝爾委員會頒獎給莫言是「<text:span text:style-name="T3">100</text:span>多年來最大醜聞，莫言只是一個會編故事的人，不會講故事，他得獎是專制獨裁勢力聯手的結果」。<text:span text:style-name="T3"><text:line-break/><text:line-break/></text:span>另外，莫言前日出席在斯德哥爾摩大學舉行的文學講座，其間被問如何看待一些內地作家被監禁，他說﹕「有很多的中國作家關在監獄裏，這個我沒聽說過。」又稱作家不一定都是高尚的人，像他有一個作家朋友就經常偷人錢包，「如果這樣的人進了監獄，我有什麼辦法？」莫言重申沒有讚美過審查制度，「當然我希望今後大家都取消書報檢查制度，大家愛怎麼寫怎麼寫。但是我說了能算嗎？」他認為文學要比政治美好，因為文學教人戀愛，但政治教人打架，而他自己獲得的也是文學獎，不是政治獎，所以他有自由選擇不回答政治問題。<text:span text:style-name="T3"><text:line-break/><text:line-break/></text:span>明報記者<text:span text:style-name="T3"><text:line-break/>----<text:line-break/></text:span>莫言<text:span text:style-name="T3">12</text:span>月<text:span text:style-name="T3">6</text:span>日在斯德哥爾摩舉行的記者會上。<text:span text:style-name="T3"><text:line-break/><text:line-break/></text:span>路透社<text:span text:style-name="T3"><text:line-break/><text:line-break/></text:span>作者香港特約記者麥燕庭<text:span text:style-name="T3"><text:line-break/><text:line-break/></text:span>在官員陪同下到瑞典領取諾貝爾文學獎的中國作家莫言，在記者會上拒絕就中國有沒有言論自由表態。中國八九學運領袖王丹在臉書上直言，這等於是說中國有言論自由，這無疑是對諾獎的羞辱，亦把他自己釘在歷史的恥辱柱上<text:span text:style-name="T3">!<text:line-break/><text:line-break/></text:span>莫言在諾獎得主記者會上，不單拒絕再為惟一仍在獄中的諾貝爾和平獎得主劉曉波呼籲，讓劉重獲自由，對中國是否有言論自由的質疑，他亦採取類似態度。有記者問及，中國沒有言論自由，以及遇上劉曉波會說什麼時，莫言回應道，言論自由的問題，真的很難說，如果懂中文的話，可以瀏覽中國的網站，便會知道中國有沒有言論自由。至於新聞檢查，全世界都有，只是程度和方式不一樣。<text:span text:style-name="T3"><text:line-break/><text:line-break/></text:span>王丹認為，作為文學家的莫言，其實是在玩弄文字來模糊立場，其說法等於是說中國有言論自由，這便讓他把自己釘在恥辱柱上。他又批評，莫言的曖昧，其實就是出賣良心。這種狡猾和不真誠，本身就是對文學獎的羞辱。<text:span text:style-name="T3"><text:line-break/><text:line-break/></text:span>王丹今<text:span text:style-name="T3">(7</text:span>日<text:span text:style-name="T3">)</text:span>早又在臉書上指出，中國的網路上確實有很多言論可以自由發表，但是也有很多言論不能自由發表，否則怎麼解釋「敏感詞」的存在呢<text:span text:style-name="T3">?</text:span>更何況有不少人因為網路言論而被捕，「另一位諾貝爾獎得主劉曉波就是例子」。他質疑莫言怎可無視這些事實的存在，而只看沒有受到懲處的言論。<text:span text:style-name="T3"><text:line-break/><text:line-break/></text:span>他總結道，只要有一個人因為言論而失去自由，這個國家就不存在言論自由。莫言的說法，徹底出賣了他自己的良心，相信歷史會留下他這可恥的一筆記錄。</text:p>
      <text:p text:style-name="P3"/>
      <text:p text:style-name="P1"><text:span text:style-name="T1">陳真</text:span><text:s/>  |  2012.12.12 15:20   |   <text:a xlink:type="simple" xlink:href="http://palinfo.habago.org/Entry?Command=Information_PrintForum&amp;iPage=491#FORUM31692"><text:span text:style-name="T2">#</text:span></text:a></text:p>
      <text:p text:style-name="P2">沒有用的東西最有用<text:span text:style-name="T3">.</text:span>於我心有戚戚焉<text:span text:style-name="T3">. <text:line-break/><text:line-break/></text:span>陳真<text:span text:style-name="T3"><text:line-break/><text:line-break/>=================<text:line-break/><text:line-break/></text:span>瑞典領取諾貝爾文學獎<text:span text:style-name="T3"><text:s/></text:span>莫言：文學最大用處<text:span text:style-name="T3"><text:s/></text:span>就是沒用處<text:span text:style-name="T3"><text:line-break/><text:line-break/>2012</text:span>年<text:span text:style-name="T3">12</text:span>月<text:span text:style-name="T3">12</text:span>日<text:span text:style-name="T3"><text:line-break/><text:line-break/></text:span>中國時報【朱建陵╱綜合報導】<text:span text:style-name="T3"><text:line-break/><text:line-break/></text:span>大陸作家莫言於當地時間十日傍晚（台北時間凌晨十二點十六分），在瑞典首都斯德哥爾摩音樂廳，從瑞典國王卡爾十六世手中，接過二○一二年諾貝爾文學獎證書、獎章及獎金。稍晚的晚宴中，莫言即席發表簡短致辭，開口就幽默表示：「我的講稿忘在旅館裡了，不過我都記在腦子裡了。」他意有所指地說：「文學的最大用處也許就是它沒有用處」。<text:span text:style-name="T3"><text:line-break/><text:line-break/></text:span>諾貝爾文學獎評委會主席韋斯特柏格宣布了文學獎授獎詞，他說，莫言的想像力超越了人類的存在，他是一位傑出的寫實主義者，隨後，在《中國舞曲》的音樂聲中，莫言從瑞典國王卡爾十六世手中接過證書、獎章。<text:span text:style-name="T3"><text:line-break/><text:line-break/></text:span>受國際經濟情勢影響，今年諾貝爾獎得主獎金由過去的一千萬瑞典克朗縮減至八百萬（約台幣三四五○萬元），但諾獎金質獎章不變，仍為半磅重，內含廿三Ｋ黃金。獎章直徑約六．五公分，正面是諾貝爾浮雕像，背面則各不相同，亦堪稱是藝術作品。<text:span text:style-name="T3"><text:line-break/><text:line-break/></text:span>依諾獎規定，諾獎得主會在頒獎典禮後的晚宴結束前，發表各自獲獎感言。在長達三小時晚宴結束後，莫言致詞一開始就說：「我的講稿忘在旅館了，但是我的話記在腦子裡了」。<text:span text:style-name="T3"><text:line-break/><text:line-break/></text:span>除了向諾貝爾基金會、瑞典人民、瑞典皇家學院，翻譯家，以及個人親人、朋友表示感謝外，莫言說：「文學和科學相比較，的確是沒有什麼用處」，「但是文學最大的用處也許就是他沒用處」。<text:span text:style-name="T3"><text:line-break/><text:line-break/></text:span>莫言還說，他是一個農民之子，能在這樣的殿堂領取一個巨大獎項，「很像一個童話」，而「獲獎以來發生了很多有趣的事情」，可見諾貝爾獎確實是一個影響巨大的獎項。<text:span text:style-name="T3"><text:line-break/><text:line-break/></text:span>對於莫言的獲獎，大陸中國作家協會發表賀詞，指莫言「從中華民族百年來的命運和奮鬥中汲取思想力量」，「對祖國懷有真摯情感，與人民大眾保持緊密聯繫」，其獲獎表明中國文學具有世界意義。<text:span text:style-name="T3"><text:line-break/><text:line-break/>---<text:line-break/>.....(</text:span>綜合報道<text:span text:style-name="T3">)(</text:span>星島日報報道<text:span text:style-name="T3">)</text:span>不知是否太過興奮，中國作家莫言昨天凌晨領取諾貝爾文學獎時，竟把晚宴演講稿「遺忘」在旅館裏，他即興表示，作為一個中國農民之子，能領取此巨獎「很像一個童話」。諾貝爾文學委員會的授獎詞，則盛讚莫言用譏諷和嘲弄的手法，痛擊歷史謊言、政治虛偽，並揭露人類生活的最黑暗面。<text:span text:style-name="T3"><text:line-break/><text:line-break/></text:span>　　本報記者<text:span text:style-name="T3"><text:line-break/><text:line-break/></text:span>　　莫言先生，現在我代表瑞典文學院，邀請您舉步上前，從尊敬的瑞典國王手中接受諾貝爾文學獎。」諾貝爾文學委員會主席瓦斯特伯格在讀完授獎詞時說。他還用中文說道：「莫言，請！」<text:span text:style-name="T3"><text:line-break/><text:line-break/></text:span>　　諾委讚揭露人類黑暗面<text:span text:style-name="T3"><text:line-break/><text:line-break/></text:span>　　全場起立，熱烈鼓掌。身<text:span text:style-name="T3"><text:s/></text:span>黑色燕尾服、打<text:span text:style-name="T3"><text:s/></text:span>白色領結的莫言，從瑞典國王卡爾十六世手中，接過二○一二年諾貝爾文學獎證書、獎章及獎金。<text:span text:style-name="T3"><text:line-break/><text:line-break/></text:span>　　在隨後舉行的諾貝爾晚宴上，各位諾獎得主依次登台致詞。莫言上台時，手中並沒有講稿。「我把講稿忘在旅館裏了。」莫言誠實地說，引起一陣笑聲。<text:span text:style-name="T3"><text:line-break/><text:line-break/></text:span>　　莫言說：「我是一個來自中國山東高密東北鄉農民的兒子，能夠在莊嚴的殿堂裏領取這樣一個巨大的獎項，很像一個童話。但毫無疑問這是一個事實。」<text:span text:style-name="T3"><text:line-break/><text:line-break/></text:span>　　莫言分別向諾貝爾基金會、翻譯家、親友表示感謝，最後說：「文學和科學相比較，的確沒有甚麼用處。但文學的最大用處，也許就是它沒有用處。」<text:span text:style-name="T3"><text:line-break/><text:line-break/></text:span>　　在頒獎典禮上，帕．瓦斯特伯格用八分鐘的授獎詞介紹莫言的作品，闡述向他授獎的原因。<text:span text:style-name="T3"><text:line-break/><text:line-break/></text:span>　　授獎詞說：「莫言用譏諷和嘲弄的手法向歷史及其謊言、向政治虛偽和被剝奪後的貧瘠發起攻擊。」「莫言的想像力翔越了人類存在的全部<text:span text:style-name="T3">……</text:span>尤其擅長描寫堅強不屈的母親形象。」<text:span text:style-name="T3"><text:line-break/><text:line-break/></text:span>　　授獎詞重點介紹莫言的小說《酒國》、《蛙》及《豐乳肥臀》等作品，稱讚他「用戲弄和不加掩飾的快感，揭露了人類生活的極端陰暗面，在不經意間找到有強烈象徵意義的形象。」<text:span text:style-name="T3"><text:line-break/><text:line-break/></text:span></text:p>
      <text:p text:style-name="P1"><text:span text:style-name="T1">陳真</text:span><text:s/>  |  2012.12.10 15:00   |   <text:a xlink:type="simple" xlink:href="http://palinfo.habago.org/Entry?Command=Information_PrintForum&amp;iPage=491#FORUM31691"><text:span text:style-name="T2">#</text:span></text:a></text:p>
      <text:p text:style-name="P4">有部電影叫莫札特的姊姊<text:span text:style-name="T3">,</text:span>普普通通<text:span text:style-name="T3">,</text:span>但最後一幕真是神來之筆<text:span text:style-name="T3">,</text:span>反覆看了至少<text:span text:style-name="T3">50</text:span>遍<text:span text:style-name="T3">,</text:span>不知有哪位高手知道這一幕的音樂是誰的作品<text:span text:style-name="T3">? </text:span>名稱是<text:span text:style-name="T3">?</text:span></text:p>
      <text:p text:style-name="P1"><text:span text:style-name="T1">鑑慧</text:span><text:s/>  |  2012.12.08 09:53   |   <text:a xlink:type="simple" xlink:href="http://palinfo.habago.org/Entry?Command=Information_PrintForum&amp;iPage=491#FORUM31690"><text:span text:style-name="T2">#</text:span></text:a></text:p>
      <text:p text:style-name="P2">暫貼良哲文章於留言版，之後會移至首頁。<text:span text:style-name="T3"><text:line-break/><text:line-break/></text:span>巴勒斯坦入聯之後，以色列動作頻頻，又是扣押稅款又是擴充屯墾區，這不但將影響巴勒斯坦自治當局之運作，更將進一步斷絕巴勒斯坦日後建國之可能<text:span text:style-name="T3">(E1</text:span>屯墾區將阻絕巴勒斯坦之預定首都東耶路薩冷與約旦河西岸的連結<text:span text:style-name="T3">)</text:span>，但這些罔顧雙方協定與國際法的動作也讓以色列所受之國際譴責日益加劇。「世人正逐步清理過往對巴勒斯坦的誤解，以色列至今卻仍誤判情勢一意孤行，終於招來國際同聲譴責與空前的國際壓力<text:span text:style-name="T3">......</text:span>還望以色列懸崖勒馬。」良哲所言甚是。<text:span text:style-name="T3"><text:line-break/><text:line-break/>2012.12.05</text:span>台灣立報<text:span text:style-name="T3">.</text:span>左右看專欄<text:span text:style-name="T3"><text:line-break/><text:line-break/></text:span>扣稅金擴屯墾<text:span text:style-name="T3"><text:s/></text:span>以巴前景糾結<text:span text:style-name="T3"><text:line-break/><text:line-break/></text:span>左看：兩國方案現困局<text:span text:style-name="T3"><text:line-break/><text:line-break/></text:span>世界各國向以色列發出明確的訊息：「夠了！停下來！」歷經數十年，巴勒斯坦人終究贏來國際的普遍支持與同情。雖然這是國際社會難忍以色列過火作為的集體表態，但長期來看，巴勒斯坦建國的兩國方案仍不利於和平到來。<text:span text:style-name="T3"><text:line-break/><text:line-break/></text:span>薩伊德曾強調兩國制是行不通的：在一個小小的土地上，有兩個不同國家、相互對立的民族，身陷於彼此鬥爭的過往歷史，怎會有助於和平實現？更何況以巴人民的生活早已緊密纏繞難以劃清彼此，只有建立一個兩民族共存的國家，仿效南非真相與和解委員會的制度，審慎處理這數十年來的不幸過往，才是真正通往雙方和解之途。反之，兩國方案將使雙方更陷對立，讓巴勒斯坦更難以脫離如南非黑人早先被種族隔離的困境，是為「巴勒斯坦『班圖斯坦化』」。<text:span text:style-name="T3"><text:line-break/><text:line-break/></text:span>更何況，此刻巴勒斯坦當局的運作基礎，相當程度依賴著美國金援與以色列授權，稅款、水源與電力供應，亦皆掌握在以色列的手裡，這正是美國與以色列能用中止金援作為威脅巴勒斯坦的緣故。看似建國成功，卻無助於翻轉主奴位階。因此，當巴勒斯坦獲得聯合國承認其國家資格，換來以色列擴張屯墾區與凍結預算扣留稅款的報復，雖有各國出面譴責，卻也突顯兩國方案的真實困局。<text:span text:style-name="T3">(</text:span>陳良哲<text:span text:style-name="T3">)<text:line-break/><text:line-break/></text:span>右看：屯墾扣錢皆挑釁<text:span text:style-name="T3"><text:line-break/><text:line-break/>138</text:span>國贊成，<text:span text:style-name="T3">41</text:span>國棄權，只有美國與以色列、捷克、巴拿馬與<text:span text:style-name="T3">4</text:span>個太平洋島國等<text:span text:style-name="T3">9</text:span>票反對，這回世界明確地回應巴勒斯坦人的呼聲。正當巴勒斯坦人歡慶「建國成功」的同時，以色列也宣佈其報復行為：將原本要移交給巴勒斯坦當局的稅金，轉為支付巴勒斯坦所賒欠的電費；並將在<text:span text:style-name="T3">E1</text:span>區進行屯墾。後者被視為以色列最為關鍵的報復，美英法中等主要國家皆齊聲譴責以色列的作為。<text:span text:style-name="T3"><text:line-break/><text:line-break/></text:span>以色列對於巴勒斯坦的應對邏輯數十年來相當一致，蠶食鯨吞任我所為，像個不受控制的惡霸，若遇反抗，必施以數千倍暴力奉還。扣留稅金，將影響巴勒斯坦當局的正常運作；屯墾<text:span text:style-name="T3">E1</text:span>，則是對巴勒斯坦建國希望的致命打擊。無論是扣下稅金或是進行<text:span text:style-name="T3">E1</text:span>屯墾，都是對於主張和平談判路線的否定，必將引發新一輪的殺戮暴力。<text:span text:style-name="T3"><text:line-break/><text:line-break/></text:span>以色列此二報復作為，雖用來挑釁巴勒斯坦，卻也讓自身陷入史無前例的外交困境。世人正逐步清理過往對巴勒斯坦的誤解，以色列至今卻仍誤判情勢一意孤行，終於招來國際同聲譴責與空前的國際壓力。局勢正在逆轉，無論此舉究竟是納坦雅胡的競選考量，還是該國向來的應對國策，還望以色列懸崖勒馬，切莫為了選舉算計，反讓自己成為世界公敵。<text:span text:style-name="T3">(</text:span>詹奕宏<text:span text:style-name="T3">)</text:span></text:p>
      <text:p text:style-name="P1">J. Z.   |  2012.12.07 18:16   |   <text:a xlink:type="simple" xlink:href="http://palinfo.habago.org/Entry?Command=Information_PrintForum&amp;iPage=491#FORUM31689"><text:span text:style-name="T2">#</text:span></text:a></text:p>
      <text:p text:style-name="P5"><text:span text:style-name="T1">瘋狂之島</text:span>, <text:span text:style-name="T1">請見</text:span>"WE NEED YOU!!! <text:span text:style-name="T1">萬人連署促執行死刑</text:span>"<text:span text:style-name="T1">那篇文章底下的留言</text:span>...<text:line-break/><text:line-break/>https://www.facebook.com/#!/pages/%E5%8F%8D%E5%B0%8D%E5%BB%A2%E9%99%A4%E6%AD%BB%E5%88%91%E8%81%AF%E7%9B%9F/357360988443</text:p>
      <text:p text:style-name="P1"><text:span text:style-name="T1">鄭啟承</text:span><text:s/>  |  2012.12.05 20:45   |   <text:a xlink:type="simple" xlink:href="http://palinfo.habago.org/Entry?Command=Information_PrintForum&amp;iPage=491#FORUM31687"><text:span text:style-name="T2">#</text:span></text:a></text:p>
      <text:p text:style-name="P2">那應該是我真的眼睛沾到大便沒看出來人家的文采，至少是沒看出來人家的善意和專業，真是對不起，我又亂說話了，不過不知道在這邊道歉人家看不看得到啊<text:span text:style-name="T3">? </text:span>如果有人告訴她自己的文章被我不明究裡亂罵一通，請趕快再告訴她我正式道歉，是我不好。<text:span text:style-name="T3"> <text:line-break/><text:line-break/></text:span>過去總以為自己也懂得看人，至少懂得看文字認人，但最近很沒把握了，人很複雜，壞蛋有時很難認出來，好人也是。看著自己的親人似乎一個個隨著年紀「病情」愈來愈嚴重，愈來愈與現實和人事脫節，有的似乎連人話都不會說了，我有時不免也懷疑自己也正慢慢步上後塵。人很可悲，就算你自己有意改變，命運也不允許你這麼做。這些年奮發向上努力做生意，努力說謊吹牛社交騙錢撈錢，努力逃脫命運做個正常人，邁向光明未來，可是似乎一天比一天沉淪。<text:span text:style-name="T3"><text:line-break/><text:line-break/></text:span>常常想到人，但人已成了一種混沌難以理解的生物，看到一隻狗我卻常常可以瞬解理解牠的心情和個性。狗很單純，你給牠一些固定屬於牠認知的刺激，牠就會做出生理反應，比如搖起尾巴或吠個兩聲。<text:span text:style-name="T3"><text:line-break/><text:line-break/></text:span>所以這位記者請原諒我吧，我只是隨便吠吠而已，無意真的做什麼批評，很多事自己不參與最好也就不要隨便發表意見，而且不該一竿子打翻一船人。</text:p>
      <text:p text:style-name="P1"><text:span text:style-name="T1">陳真</text:span><text:s/>  |  2012.12.05 19:30   |   <text:a xlink:type="simple" xlink:href="http://palinfo.habago.org/Entry?Command=Information_PrintForum&amp;iPage=491#FORUM31686"><text:span text:style-name="T2">#</text:span></text:a></text:p>
      <text:p text:style-name="P4">學姊說得對<text:span text:style-name="T3">,</text:span>我與該記者接觸<text:span text:style-name="T3">,</text:span>感覺良好<text:span text:style-name="T3">,</text:span>所以當她寫信告訴我說破報登出來了<text:span text:style-name="T3">,</text:span>我回信說謝<text:span text:style-name="T3">,</text:span>還說<text:span text:style-name="T3"><text:s/>"</text:span>現身筆下<text:span text:style-name="T3">,</text:span>倍感親切<text:span text:style-name="T3">". <text:line-break/><text:line-break/></text:span>我特別喜歡報導中提到吵雜的風雨聲中傳來董事長堅定剛毅正直勇敢以及帶有磁性的緩慢聲調<text:span text:style-name="T3">. </text:span>她沒寫這麼多<text:span text:style-name="T3">,</text:span>但我想她應該是要寫這個意思沒錯<text:span text:style-name="T3">.</text:span></text:p>
      <text:p text:style-name="P1"><text:span text:style-name="T1">陳真</text:span><text:s/>  |  2012.12.05 19:19   |   <text:a xlink:type="simple" xlink:href="http://palinfo.habago.org/Entry?Command=Information_PrintForum&amp;iPage=491#FORUM31685"><text:span text:style-name="T2">#</text:span></text:a></text:p>
      <text:p text:style-name="P2">有些詞原本平常<text:span text:style-name="T3">,</text:span>但經過某種污染便走了樣<text:span text:style-name="T3">. </text:span>三十年前<text:span text:style-name="T3">,</text:span>在台灣<text:span text:style-name="T3">,</text:span>如果有人提到公民一詞<text:span text:style-name="T3">,</text:span>大概只會讓人聯想到可笑的<text:span text:style-name="T3"><text:s/>"</text:span>公民與道德<text:span text:style-name="T3">" </text:span>學校教條科目<text:span text:style-name="T3">. <text:line-break/><text:line-break/></text:span>二十年前<text:span text:style-name="T3">,</text:span>在台灣<text:span text:style-name="T3">,"</text:span>公民<text:span text:style-name="T3">" </text:span>變成一種反抗概念<text:span text:style-name="T3">,</text:span>但很快地便沾滿虛榮而臭不可聞<text:span text:style-name="T3">.</text:span>如今只要有人說自己是什麼公民<text:span text:style-name="T3">,</text:span>我馬上會懷疑兩件事<text:span text:style-name="T3">: </text:span>第一是他的人品<text:span text:style-name="T3">,</text:span>第二是他的智商<text:span text:style-name="T3">.<text:line-break/><text:line-break/></text:span>二十年前<text:span text:style-name="T3">,</text:span>黃文雄在消失<text:span text:style-name="T3">26</text:span>年後又再度現身人間返回台灣時<text:span text:style-name="T3">,</text:span>我透過據說是黃銷聲匿跡那幾十年之中全台灣唯一或唯二知其下落的陳菊之居間介紹<text:span text:style-name="T3">,</text:span>邀請黃文雄來台中給核四公投的成員演講<text:span text:style-name="T3">,</text:span>題目便是公民社會<text:span text:style-name="T3">. </text:span>那天<text:span text:style-name="T3">,</text:span>我特地搭火車去台北接他南下<text:span text:style-name="T3">. <text:line-break/><text:line-break/></text:span>在這之前<text:span text:style-name="T3">,</text:span>我當然沒見過他<text:span text:style-name="T3">,</text:span>只見過他在刺蔣案發現場被逮捕時挺起胸膛的那張照片<text:span text:style-name="T3">.</text:span>但在台北火車站大門口洶湧的人潮裏<text:span text:style-name="T3">,</text:span>我卻憑直覺馬上認出他<text:span text:style-name="T3">. <text:line-break/><text:line-break/></text:span>見了面<text:span text:style-name="T3">,</text:span>他遞給我一本<text:span text:style-name="T3">Roy Bhaskar</text:span>的<text:span text:style-name="T3"><text:s/>A Realist Theory of Science </text:span>做為見面禮<text:span text:style-name="T3">;</text:span>一路上我們談了很多<text:span text:style-name="T3">,</text:span>老實說<text:span text:style-name="T3">,</text:span>那是我第一次聽到有人以一種不同於<text:span text:style-name="T3"><text:s/>"</text:span>公民與道德<text:span text:style-name="T3">" </text:span>的方式使用<text:span text:style-name="T3"><text:s/>"</text:span>公民<text:span text:style-name="T3">" </text:span>一詞<text:span text:style-name="T3">. </text:span>在那個年代<text:span text:style-name="T3">,</text:span>我對這詞是尊敬的<text:span text:style-name="T3">,</text:span>但沒多久便讓人覺得真是笨得難以恭維<text:span text:style-name="T3">,</text:span>進而想吐<text:span text:style-name="T3">.<text:line-break/><text:line-break/></text:span>類似詞彙很多<text:span text:style-name="T3">,</text:span>例如霸權<text:span text:style-name="T3">,</text:span>例如書寫<text:span text:style-name="T3">(</text:span>我只會說<text:span text:style-name="T3"><text:s/>"</text:span>寫東西<text:span text:style-name="T3">"),</text:span>例如論述<text:span text:style-name="T3">(</text:span>我還是只會說一個<text:span text:style-name="T3"><text:s/>"</text:span>寫<text:span text:style-name="T3">" </text:span>字<text:span text:style-name="T3">)</text:span>等<text:span text:style-name="T3">,</text:span>這些詞<text:span text:style-name="T3">,</text:span>在西方一逕平常到底<text:span text:style-name="T3">,</text:span>無任何附帶裝飾意涵<text:span text:style-name="T3">,</text:span>在台灣卻不然<text:span text:style-name="T3">,</text:span>似乎不管再怎麼平淡無奇的東西都很容易憑空酷炫<text:span text:style-name="T3">,</text:span>進而流行<text:span text:style-name="T3">,</text:span>進而高人一等裝模作樣<text:span text:style-name="T3">,</text:span>於是便臭不可聞<text:span text:style-name="T3">.<text:line-break/><text:line-break/></text:span>隔了大約一年吧<text:span text:style-name="T3">,</text:span>靜宜大學邀請黃文雄演講<text:span text:style-name="T3">,</text:span>那天是我騎摩托車載他去的<text:span text:style-name="T3">,</text:span>演講完後臨時要為他安排住宿<text:span text:style-name="T3">,</text:span>只好請一位靜宜的朋友當晚去跟她男友睡<text:span text:style-name="T3">,</text:span>空出房間來給黃文雄住一晚<text:span text:style-name="T3">.<text:line-break/><text:line-break/></text:span>在那次靜宜的演講中<text:span text:style-name="T3">,</text:span>黃依然數度提到公民一詞<text:span text:style-name="T3">. </text:span>也許是西方社會待久了<text:span text:style-name="T3">,</text:span>他的演說單調平凡<text:span text:style-name="T3">,</text:span>像英國教授在上課那般<text:span text:style-name="T3"><text:s/>"</text:span>呆板<text:span text:style-name="T3">",</text:span>完全不是台灣各界明星人物那種唱作俱佳卻內涵空洞的脫口秀<text:span text:style-name="T3">,</text:span>一直講公民公民<text:span text:style-name="T3">,</text:span>觀眾聽得昏昏欲睡<text:span text:style-name="T3">,</text:span>全場冷嗖嗖<text:span text:style-name="T3">.<text:line-break/><text:line-break/></text:span>一直到最後<text:span text:style-name="T3">,</text:span>就在我身旁<text:span text:style-name="T3">,</text:span>有位<text:span text:style-name="T3"><text:s/>"</text:span>勇敢愛<text:span text:style-name="T3">xx" </text:span>的學生<text:span text:style-name="T3">(</text:span>那年代有不同的愛法<text:span text:style-name="T3">,</text:span>愛的國家名稱不同<text:span text:style-name="T3">,</text:span>但愛的精神是完全一樣的<text:span text:style-name="T3">),</text:span>勇敢站起來發言<text:span text:style-name="T3">,</text:span>才打破整個會場的沉悶<text:span text:style-name="T3">. </text:span>那學生破口大罵說<text:span text:style-name="T3">: </text:span>像你這種人<text:span text:style-name="T3">,</text:span>根本就是個殺手<text:span text:style-name="T3">,</text:span>有什麼資格演講<text:span text:style-name="T3">,</text:span>真是令人不齒云云<text:span text:style-name="T3">. <text:line-break/><text:line-break/></text:span>黃的回答讓我印象很深<text:span text:style-name="T3">,</text:span>他說<text:span text:style-name="T3">: "</text:span>道德有著一種一致性<text:span text:style-name="T3">,</text:span>如果你在蔣經國面前也敢這樣講話<text:span text:style-name="T3">,</text:span>那我就全聽你的了<text:span text:style-name="T3">." </text:span>但那<text:span text:style-name="T3"><text:s/>"</text:span>勇敢愛<text:span text:style-name="T3">xx" </text:span>的學生依然邊走邊罵<text:span text:style-name="T3">,</text:span>彷彿英雄一般離開會場<text:span text:style-name="T3">.<text:line-break/><text:line-break/></text:span>會後<text:span text:style-name="T3">,</text:span>我騎著機車載黃文雄離開<text:span text:style-name="T3">,</text:span>一路上<text:span text:style-name="T3">,</text:span>我問他說<text:span text:style-name="T3">: </text:span>你還好吧<text:span text:style-name="T3">? </text:span>他說沒事沒事<text:span text:style-name="T3">. </text:span>他還說<text:span text:style-name="T3">: </text:span>學生敢提出反對意見總是好啊<text:span text:style-name="T3">. </text:span>我本來想說<text:span text:style-name="T3">: </text:span>這哪叫提出反對意見<text:span text:style-name="T3">? </text:span>這只是在攻擊少數異類<text:span text:style-name="T3">,</text:span>就像打落水狗一樣<text:span text:style-name="T3">,</text:span>這沒什麼敢不敢的問題<text:span text:style-name="T3">. </text:span>但我頓時心一軟而沒把這些話說出口<text:span text:style-name="T3">.<text:line-break/><text:line-break/></text:span>離開台南三十多年<text:span text:style-name="T3">,</text:span>人事全非<text:span text:style-name="T3">,</text:span>這城市竟顯得如此面目猙獰<text:span text:style-name="T3">,</text:span>所有舊時記憶全走了樣<text:span text:style-name="T3">. </text:span>出國前<text:span text:style-name="T3">,</text:span>全台<text:span text:style-name="T3">21 </text:span>縣市我曾經長住過<text:span text:style-name="T3">13</text:span>個<text:span text:style-name="T3">,</text:span>從沒想像一個城市會醜陋到這種地步<text:span text:style-name="T3">.<text:line-break/><text:line-break/></text:span>回到台南居住才兩年<text:span text:style-name="T3">,</text:span>每天忙到爆的生活<text:span text:style-name="T3">,</text:span>簡直與社會完全脫了節<text:span text:style-name="T3">,</text:span>但兩年來卻發生了至少三件暴力恐嚇事件<text:span text:style-name="T3">. </text:span>寫文章批評一下醫師公會不能以團體名義挺綠<text:span text:style-name="T3">,</text:span>也會有人來威脅打人砸診所<text:span text:style-name="T3">,</text:span>請鄰居不要把監視器對準我家門口<text:span text:style-name="T3">,</text:span>也會有幾個流氓來家裡打砸叫罵<text:span text:style-name="T3">,</text:span>最近這兩天<text:span text:style-name="T3">,</text:span>連家族的房子我不願出租給欲承租者<text:span text:style-name="T3">,</text:span>對方竟馬上揚言要在<text:span text:style-name="T3">24</text:span>小時內讓我死得很難看<text:span text:style-name="T3">.<text:line-break/><text:line-break/></text:span>不過<text:span text:style-name="T3">,</text:span>這些武打片情節對白都是細節<text:span text:style-name="T3">,</text:span>我想說的是<text:span text:style-name="T3">,</text:span>那位說要讓我死得很難看的<text:span text:style-name="T3">"</text:span>兄弟<text:span text:style-name="T3">",</text:span>後來跟我見了面<text:span text:style-name="T3">,</text:span>看他慌慌張張的舉止態度<text:span text:style-name="T3">,</text:span>卻突然讓我心裏產生一股很深的憐憫<text:span text:style-name="T3">. <text:line-break/><text:line-break/></text:span>生命實在很脆弱<text:span text:style-name="T3">,</text:span>人如此<text:span text:style-name="T3">,</text:span>貓狗動物亦然<text:span text:style-name="T3">,</text:span>白道黑道都一樣<text:span text:style-name="T3">,</text:span>孤獨徬徨空虛寂寞<text:span text:style-name="T3">,</text:span>誰也不例外<text:span text:style-name="T3">,</text:span>別說經不起打<text:span text:style-name="T3">,</text:span>有時連一點微風細雨似乎都能碎了一個人的心<text:span text:style-name="T3">.<text:line-break/><text:line-break/></text:span>常有人批評我不再關心社會<text:span text:style-name="T3">,</text:span>但高達有句話常在我心翻滾<text:span text:style-name="T3">,</text:span>他說<text:span text:style-name="T3">: "</text:span>我老了<text:span text:style-name="T3">,</text:span>水面上的事我看不清了<text:span text:style-name="T3">,</text:span>我在水底思考<text:span text:style-name="T3">". </text:span>也許應該說<text:span text:style-name="T3">,</text:span>水面上的事從來不曾吸引我<text:span text:style-name="T3">,</text:span>飄浮水面的那些東西<text:span text:style-name="T3">,</text:span>起起伏伏<text:span text:style-name="T3">,</text:span>生生滅滅<text:span text:style-name="T3">,</text:span>說既說不準<text:span text:style-name="T3">,</text:span>抓也抓不住<text:span text:style-name="T3">,</text:span>一如角色來去<text:span text:style-name="T3">,</text:span>唯有大河與故事長存<text:span text:style-name="T3">.</text:span></text:p>
      <text:p text:style-name="P1"><text:span text:style-name="T1">鑑慧</text:span><text:s/>  |  2012.12.05 17:26   |   <text:a xlink:type="simple" xlink:href="http://palinfo.habago.org/Entry?Command=Information_PrintForum&amp;iPage=491#FORUM31684"><text:span text:style-name="T2">#</text:span></text:a></text:p>
      <text:p text:style-name="P4">我看了阿忠的戲。我相信阿忠每一個動作、每一個表情的認真，我也感受到一些模糊的情緒和理解。但是如果硬要我寫出一篇評論，它注定會是慘不忍睹。<text:span text:style-name="T3"><text:line-break/><text:line-break/></text:span>所以我也不期待有人能用文字傳達出這戲劇所要傳達的一切所有，若可以的話，這戲恐怕也不用演了。劇評本來就是件難事。<text:span text:style-name="T3"><text:line-break/><text:line-break/></text:span>有些文字可能矯揉造作，讓人一眼識破。但我對這報導的評價或許多少受到我與記者曾經有的接觸影響吧。過去的接觸<text:span text:style-name="T3"><text:s/>(</text:span>早期她曾幫忙翻譯、我看過她在立報的一些文字<text:span text:style-name="T3">)</text:span>，還有採訪的過程，並沒有讓我留下不好印象。當然我對於一篇新聞報導的期待也不特別高。通常記者只要不扭曲就已經千幸萬幸。再說，這文章的標題、文章結構和帶入的一些資訊，也讓我覺得還恰到好處。所以我說，還不錯。<text:span text:style-name="T3"><text:line-break/><text:line-break/></text:span>我覺得我也可以理解你的說法，我想我們應該是用著不同的標準、抱著不同的期待在看這篇報導。</text:p>
      <text:p text:style-name="P1"><text:span text:style-name="T1">鄭啟承</text:span><text:s/>  |  2012.12.05 15:54   |   <text:a xlink:type="simple" xlink:href="http://palinfo.habago.org/Entry?Command=Information_PrintForum&amp;iPage=491#FORUM31683"><text:span text:style-name="T2">#</text:span></text:a></text:p>
      <text:p text:style-name="P2">我旁邊也有人說其實寫得不錯啊，為什麼我講話要那麼刺耳。其實我只看到什麼辯證的就沒往下細看了，台灣人寫的文章通常看到辯證兩個字我就開始口吐白沫了，我是說我就看不懂了，而我看不懂的文章通常不是很高明就是很爛，我對立報破報卻有一種很強烈的刻板印象，所以通常就直接歸類到爛的那一邊。<text:span text:style-name="T3"><text:line-break/><text:line-break/></text:span>我說爛的意思是說以我的理解，阿忠的表演和巴勒網靜站哪有如此庸俗，可以被三言兩語寫成這樣一篇文青菁英型的臉書轉貼型文章。<text:span text:style-name="T3"><text:line-break/><text:line-break/></text:span>當然也可能只是我缺乏修養或沒有能力欣賞而已，證什麼法師說當你的心是醜的時候你看什麼都是醜的，難怪我常常覺得四週都是醜八怪爛人。</text:p>
      <text:p text:style-name="P1"><text:span text:style-name="T1">鑑慧</text:span><text:s/>  |  2012.12.05 14:57   |   <text:a xlink:type="simple" xlink:href="http://palinfo.habago.org/Entry?Command=Information_PrintForum&amp;iPage=491#FORUM31682"><text:span text:style-name="T2">#</text:span></text:a></text:p>
      <text:p text:style-name="P4">我覺得破報寫得還不錯啦。高大的硬體工程師應該是指智巽吧<text:span text:style-name="T3">? </text:span>可是圖片出來的好像是阿牛。我之後可能會在上次公告下放一個連結或貼出文章，也算是一個第三者替主任的劇和前次靜站做的一個紀錄吧。</text:p>
      <text:p text:style-name="P1"><text:span text:style-name="T1">鄭啟承</text:span><text:s/>  |  2012.12.03 23:27   |   <text:a xlink:type="simple" xlink:href="http://palinfo.habago.org/Entry?Command=Information_PrintForum&amp;iPage=491#FORUM31681"><text:span text:style-name="T2">#</text:span></text:a></text:p>
      <text:p text:style-name="P2">插播一則新聞，有點像某部電影的劇情。<text:span text:style-name="T3"><text:line-break/><text:line-break/></text:span>啟承<text:span text:style-name="T3"><text:line-break/>------------------<text:line-break/><text:line-break/></text:span>綁匪寄平信<text:span text:style-name="T3"><text:s/></text:span>肉票到家信未到<text:span text:style-name="T3"><text:line-break/>15</text:span>歲綁<text:span text:style-name="T3">14</text:span>歲<text:span text:style-name="T3"><text:s/></text:span>「拿不到錢還是會放人」<text:span text:style-name="T3"><text:line-break/><text:line-break/></text:span>蘋果日報<text:span text:style-name="T3"><text:s/>2012.12.03<text:line-break/><text:line-break/></text:span>【詹智淵╱彰化報導】彰化一名<text:span text:style-name="T3">14</text:span>歲國三生，因家境好，身上常有上萬元零用金，遭<text:span text:style-name="T3">4</text:span>名<text:span text:style-name="T3">15</text:span>歲同校畢業認識的學長恐嚇帶到空屋，逼少年寫下勒贖<text:span text:style-name="T3">5000</text:span>萬元恐嚇信後以平信寄回家，但看守少年的<text:span text:style-name="T3">3</text:span>嫌犯放棄擄人計劃，而釋放少年，且隔天害怕東窗事發，再找到少年帶到汽車旅館拘禁，少年趁機打電話求救，警獲報昨救出肉票，逮捕<text:span text:style-name="T3">4</text:span>嫌，並在郵局查扣尚未寄達被害人家中的恐嚇信。全案依擄人勒贖罪嫌送辦。<text:span text:style-name="T3"><text:line-break/><text:line-break/></text:span>鹿港警分局偵查隊長曾煥東表示，這件擄人案好笑的是，這<text:span text:style-name="T3">4</text:span>名嫌犯在恐嚇信中竟說「如<text:span text:style-name="T3">7</text:span>日內拿不到錢，還是會把你兒子放了。」從來沒看過這麼離譜恐嚇勒贖信。<text:span text:style-name="T3"><text:line-break/><text:line-break/>http://tinyurl.com/cpnqkmt<text:line-break/></text:span>被害施姓少年被拘禁在汽車旅館內，趁機打電話向家人求救。詹智淵攝<text:span text:style-name="T3"><text:line-break/><text:line-break/></text:span>出手闊綽同儕覬覦<text:span text:style-name="T3"><text:line-break/></text:span>警方指出，被擄施姓少年（<text:span text:style-name="T3">14</text:span>歲）家中開設紡織廠，是家中獨子，平日出手闊綽，身上隨時帶有上萬元零用錢，喜好在校花錢當老大，請同學吃喝，並且在住家附近宮廟與陣頭友人廝混。引起同校今年畢業的<text:span text:style-name="T3">2</text:span>名施姓、黃姓及尤姓學長等<text:span text:style-name="T3">4</text:span>名少年（都<text:span text:style-name="T3">15</text:span>歲）覬覦，共同策劃綁架，上周五下午<text:span text:style-name="T3">2</text:span>時，由嫌犯<text:span text:style-name="T3">3</text:span>人在施姓少年住家附近堵到人後，恐嚇說「你要乖乖配合，不然要打斷你的手腳」，帶往一處空屋拘禁，並準備膠帶、童軍繩。<text:span text:style-name="T3"><text:line-break/><text:line-break/></text:span>尤嫌趕來會合後，先恐嚇施姓被害人寫下恐嚇信，內容為「爸爸我是你兒子施<text:span text:style-name="T3">XX</text:span>」、「趕快拿錢來救我」後，嫌犯又在恐嚇信中空白處寫下：「你兒子被我綁來，<text:span text:style-name="T3">12/2</text:span>下午<text:span text:style-name="T3">3</text:span>時前，要將<text:span text:style-name="T3">5000</text:span>萬放在某國小涼亭內，如<text:span text:style-name="T3">7</text:span>日內拿不到錢，還是會把你兒子放了」，由黃嫌寄恐嚇信給家屬，事後尤嫌離去，其他<text:span text:style-name="T3">3</text:span>嫌以膠帶封住被害人口、眼，並以童軍繩綑綁雙手。<text:span text:style-name="T3"><text:line-break/><text:line-break/></text:span>當晚<text:span text:style-name="T3">9</text:span>時，看守施姓被害人的<text:span text:style-name="T3">3</text:span>嫌，因天氣寒冷、加上空屋內髒亂，<text:span text:style-name="T3">3</text:span>人萌生放棄勒贖念頭，就將施少釋放，施少獲釋後，未返家竟若無其事跑到宮廟混。<text:span text:style-name="T3"><text:line-break/><text:line-break/>http://tinyurl.com/cv3hegw<text:line-break/></text:span>負責在汽車旅館看守肉票施姓少年的施姓嫌犯落網，在警局問訊。詹智淵攝<text:span text:style-name="T3"><text:line-break/><text:line-break/></text:span>被害人呼救逮<text:span text:style-name="T3">4</text:span>少<text:span text:style-name="T3"><text:line-break/></text:span>隔天下午<text:span text:style-name="T3">1</text:span>時，嫌犯們想到恐嚇信已寄出了、恐東窗事發，因此又跑到宮廟再找到施姓被害人。由其中<text:span text:style-name="T3">1</text:span>嫌犯騎機車載施姓被害人到一家汽車旅館投宿，昨午施姓被害人趁看守他的嫌犯洗澡之際，用旅館電話打給姊姊求救，姊姊報警，警方救出被害人，同時向郵局查扣尚未寄達被害人家中的恐嚇信，並逮捕<text:span text:style-name="T3">4</text:span>名嫌犯。<text:span text:style-name="T3"><text:line-break/><text:line-break/></text:span>幻想贖金可請律師<text:span text:style-name="T3"><text:line-break/></text:span>落網施嫌向警方供稱，<text:span text:style-name="T3">4</text:span>人都未升學且無業，認為被害人家裡有錢，肉票家屬有能力、可輕易支付，因此勒贖<text:span text:style-name="T3">5000</text:span>萬元現金，得款後每人也能分<text:span text:style-name="T3">1000</text:span>多萬，被捕後還可拿錢請律師擺平官司，並有剩餘金錢可當安家費。<text:span text:style-name="T3"><text:line-break/><text:line-break/>http://tinyurl.com/cqnvqmh<text:line-break/></text:span>少年擄同伴勒贖示意圖<text:span text:style-name="T3"><text:line-break/></text:span>嫌犯將施姓少年擄到空屋後，逼迫寫下<text:span text:style-name="T3">5000</text:span>萬元勒贖信，並以平信寄出。<text:span text:style-name="T3"><text:line-break/><text:line-break/></text:span>新聞連結<text:span text:style-name="T3">:<text:line-break/>http://tinyurl.com/cwa35cj</text:span></text:p>
      <text:p text:style-name="P3"/>
      <text:p text:style-name="P1"><text:span text:style-name="T1">鄭啟承</text:span><text:s/>  |  2012.12.03 23:08   |   <text:a xlink:type="simple" xlink:href="http://palinfo.habago.org/Entry?Command=Information_PrintForum&amp;iPage=492#FORUM31680"><text:span text:style-name="T2">#</text:span></text:a></text:p>
      <text:p text:style-name="P2">破報真不得了，文學造詣有幾百層樓高，嘆為觀止，佩服佩服。</text:p>
      <text:p text:style-name="P1"><text:span text:style-name="T1">陳真</text:span><text:s/>  |  2012.12.03 20:32   |   <text:a xlink:type="simple" xlink:href="http://palinfo.habago.org/Entry?Command=Information_PrintForum&amp;iPage=492#FORUM31679"><text:span text:style-name="T2">#</text:span></text:a></text:p>
      <text:p text:style-name="P4">踢走美！中國成全球貿易龍頭<text:span text:style-name="T3"><text:line-break/></text:span>作者：<text:span text:style-name="T3"><text:s/></text:span>編譯蔡致仁<text:span text:style-name="T3">/</text:span>綜合報導<text:span text:style-name="T3"><text:line-break/></text:span>聯合新聞網<text:span text:style-name="T3"><text:s/>– 2012</text:span>年<text:span text:style-name="T3">12</text:span>月<text:span text:style-name="T3">3</text:span>日<text:span text:style-name="T3"><text:line-break/><text:line-break/></text:span>僅花<text:span text:style-name="T3">5</text:span>年時間<text:span text:style-name="T3"><text:s/></text:span>搶走美國擁<text:span text:style-name="T3">1</text:span>世紀的最大貿易國頭銜<text:span text:style-name="T3"><text:s/></text:span>中國已有<text:span text:style-name="T3">124</text:span>個貿易夥伴國<text:span text:style-name="T3"><text:s/></text:span>美國剩下<text:span text:style-name="T3">76</text:span>個<text:span text:style-name="T3"><text:line-break/><text:line-break/></text:span>美聯社分析報導，中國已超越美國成為全球貿易第一大國，而且與美友好的澳洲與南韓，也是中國的貿易夥伴。<text:span text:style-name="T3">2006</text:span>年美國有<text:span text:style-name="T3">127</text:span>個貿易夥伴國，中國只有<text:span text:style-name="T3">70</text:span>個。但到<text:span text:style-name="T3">2011</text:span>年局勢大逆轉，中國有<text:span text:style-name="T3">124</text:span>個貿易夥伴國，美國剩下<text:span text:style-name="T3">76</text:span>個。<text:span text:style-name="T3"><text:line-break/><text:line-break/></text:span>非洲、美洲人民<text:span text:style-name="T3"><text:s/></text:span>為做生意學中文<text:span text:style-name="T3"><text:line-break/><text:line-break/></text:span>經過二次世界大戰以來最劇烈的一次全球重心轉移，非洲到美洲的人民正在改變生活與做生意的方式，學生報名學習中文，農夫種更多黃豆打算賣到中國去。<text:span text:style-name="T3"><text:line-break/><text:line-break/></text:span>中國僅用了<text:span text:style-name="T3">5</text:span>年的時間，搶走美國維持一世紀的全球最大貿易國的頭銜，也逐漸形成政治的影響力。中國的衝擊力全面擴散至亞洲鄰國與非洲，傳統上是美國後院的拉丁美洲也逐漸浮現中國的影子。<text:span text:style-name="T3"><text:line-break/><text:line-break/></text:span>雖然現在中國經濟走緩，但是生產與貿易在全球所佔的份量預期將繼續增加，估計下個<text:span text:style-name="T3">10</text:span>年每年成長率達<text:span text:style-name="T3">8%</text:span>，遠高過美國與歐洲。如此成長，將使新上任的中國領導班子擁有更大的國際實力。<text:span text:style-name="T3"><text:line-break/><text:line-break/></text:span>國家貿易所受的關注可能不如軍事或者外交事務，但商業才是製造工作機會與提升生活水準的引擎。貿易可以轉化成政治實力，就像商人說「顧客永遠是對的」，政府會聽貿易夥伴的話，而最具殺傷力的外交武器，就是威脅終止貿易。<text:span text:style-name="T3"><text:line-break/><text:line-break/></text:span>美國前財政部官員柏根斯登說，「德國總理與法國總統拜訪中國的第一件事，就是推銷空中巴士或其他產品，而且會小心翼翼不碰到中國的政治敏感帶，譬如說人權議題」。<text:span text:style-name="T3"><text:line-break/><text:line-break/><text:line-break/></text:span>美國仍然是全球最大的進口國，但中國正在趕上。美聯社分析指出，在<text:span text:style-name="T3">2011</text:span>年的時候，對<text:span text:style-name="T3">77</text:span>個國家而言，中國是比美國還大的市場，<text:span text:style-name="T3">2000</text:span>年的時候只有<text:span text:style-name="T3">20</text:span>個國家。<text:span text:style-name="T3"><text:line-break/><text:line-break/></text:span>美聯社運用國際貨幣基金<text:span text:style-name="T3">(IMF)</text:span>的數據，測量與中國貿易對<text:span text:style-name="T3">180</text:span>個國家的重要性，並追蹤這項改變的時間過程。<text:span text:style-name="T3">2002</text:span>年，各國與中國貿易平均佔<text:span text:style-name="T3">GDP3%</text:span>，與美國貿易佔<text:span text:style-name="T3">8.7%</text:span>，但是中國快馬加鞭，在<text:span text:style-name="T3">2008</text:span>年就超越美國。去年各國與中國平均佔<text:span text:style-name="T3">GDP12.4%</text:span>，比美國過去<text:span text:style-name="T3">30</text:span>年來都高。結果顯示，各國與中國貿易所佔<text:span text:style-name="T3">GDP</text:span>的比重在<text:span text:style-name="T3">10</text:span>年內暴增。與其說美國衰退，不如說中國成長驚人。<text:span text:style-name="T3"> <text:line-break/><text:line-break/>..</text:span></text:p>
      <text:p text:style-name="P1"><text:span text:style-name="T1">陳真</text:span><text:s/>  |  2012.12.03 16:56   |   <text:a xlink:type="simple" xlink:href="http://palinfo.habago.org/Entry?Command=Information_PrintForum&amp;iPage=492#FORUM31678"><text:span text:style-name="T2">#</text:span></text:a></text:p>
      <text:p text:style-name="P2">那天在以色列駐台胡作非為辦事處前面靜站<text:span text:style-name="T3">,</text:span>警方一群人來叫我換地方<text:span text:style-name="T3">,</text:span>說這裏是禁制區<text:span text:style-name="T3">,</text:span>說我們讓他們很為難<text:span text:style-name="T3">. </text:span>但我還是老話<text:span text:style-name="T3">,</text:span>我說你們不需要為難<text:span text:style-name="T3">,</text:span>該怎麼做就怎麼做<text:span text:style-name="T3">,</text:span>你做你們該做的<text:span text:style-name="T3">,</text:span>我做我們該做的<text:span text:style-name="T3">,</text:span>彼此都不為難<text:span text:style-name="T3">. <text:line-break/><text:line-break/></text:span>後來記者來採訪<text:span text:style-name="T3">,</text:span>我支支吾吾講了些傻話<text:span text:style-name="T3">,</text:span>講完頗擔心破壞巴勒網的形象<text:span text:style-name="T3">. </text:span>比方說我只會講我反對戰爭<text:span text:style-name="T3">,</text:span>至於國際局勢那些僅略知一二<text:span text:style-name="T3">,</text:span>請記者還是去問別人吧<text:span text:style-name="T3">. </text:span>記者若如實報導<text:span text:style-name="T3">,</text:span>人家可能會以為巴勒網國際觀的程度很差<text:span text:style-name="T3">,</text:span>還好我有請她去採訪學姊<text:span text:style-name="T3">.<text:line-break/><text:line-break/></text:span>記者又問我以什麼身份前來<text:span text:style-name="T3">,</text:span>我支支吾吾說不出<text:span text:style-name="T3">,</text:span>因為我從未想過這問題<text:span text:style-name="T3">. </text:span>我說我就只是一般人<text:span text:style-name="T3">. </text:span>記者說<text:span text:style-name="T3">: </text:span>嗯<text:span text:style-name="T3">,</text:span>是世界公民嗎<text:span text:style-name="T3">? </text:span>我說不是<text:span text:style-name="T3">,</text:span>我就只是一個<text:span text:style-name="T3"><text:s/>"</text:span>人<text:span text:style-name="T3">".<text:line-break/><text:line-break/></text:span>記者還問我對過往路人或社會大眾有什麼期望<text:span text:style-name="T3">,</text:span>我說沒有啊<text:span text:style-name="T3">,</text:span>我沒什麼期望<text:span text:style-name="T3">. </text:span>我怕她回去沒東西可以寫<text:span text:style-name="T3">,</text:span>所以反問記者說<text:span text:style-name="T3">: "</text:span>我這樣回答會不會很奇怪<text:span text:style-name="T3">?", </text:span>記者說不會不會<text:span text:style-name="T3">.<text:line-break/><text:line-break/></text:span>最後問我這樣站有什麼意義<text:span text:style-name="T3">? </text:span>其實我也從沒想過這問題<text:span text:style-name="T3">. </text:span>所以就說<text:span text:style-name="T3">: </text:span>許多時候講述一個事情很容易<text:span text:style-name="T3">,</text:span>但也很表面<text:span text:style-name="T3">,</text:span>也許你得為它做些什麼或為它付出一點代價<text:span text:style-name="T3">,</text:span>然後它才開始會跟你產生一種連結<text:span text:style-name="T3">.<text:line-break/><text:line-break/></text:span>底下是破報的報導<text:span text:style-name="T3">:<text:line-break/><text:line-break/>http://pots.tw/node/11262</text:span></text:p>
      <text:p text:style-name="P1"><text:span text:style-name="T1">鑑慧</text:span><text:s/>  |  2012.12.03 10:33   |   <text:a xlink:type="simple" xlink:href="http://palinfo.habago.org/Entry?Command=Information_PrintForum&amp;iPage=492#FORUM31677"><text:span text:style-name="T2">#</text:span></text:a></text:p>
      <text:p text:style-name="P4">原載：台灣立報、左右看專欄<text:span text:style-name="T3"><text:s/>2012.11.29<text:line-break/><text:line-break/></text:span>左看：妥協的和平方案<text:span text:style-name="T3"><text:line-break/><text:line-break/>11</text:span>月<text:span text:style-name="T3">29</text:span>日，是聯合國的聲援巴勒斯坦人民國際日。今年，巴勒斯坦自治政府主席阿巴斯將在這天向聯合國大會提出申請，讓巴勒斯坦從原先的實體觀察員改為非成員國觀察員，預料此案將獲大會通過，成為聯合國間接承認巴勒斯坦國的歷史里程碑。<text:span text:style-name="T3"><text:line-break/><text:line-break/></text:span>在先英後美的扶植下，以色列不斷蠶食鯨吞巴人土地，聯合國安理會亦為幫兇，在<text:span text:style-name="T3">1947</text:span>年的<text:span text:style-name="T3">181</text:span>號決議裡，已確立巴勒斯坦兩國（猶太國與阿拉伯國）一市（耶路撒冷市）的分治方案。<text:span text:style-name="T3"><text:line-break/><text:line-break/></text:span>巴人本是要求以色列完全歸還土地，但終究妥協於現實政治，承認以色列的存在，改以<text:span text:style-name="T3">1967</text:span>年之前的邊界為基礎的兩國分治為訴求，作為以巴和平共存的一種方案。妥協的和平方案，並未獲得以色列認真以待，儘管曾有和平曙光乍現。但以色列擴張殺戮依舊，多次違反聯合國大會決議，儘管國際法庭認定種族隔離牆是占領他人土地且違反國際法的作為，依舊一意孤行。<text:span text:style-name="T3"><text:line-break/><text:line-break/></text:span>這卑微妥協的和平方案，並沒有還給巴勒斯坦人應有的正義，且在以巴關係綿密的現況裡，兩國分立是否真能換來和平也讓人存疑，但藉此爭取巴勒斯坦國受國際承認，仍有利於制衡以色列的暴力橫行，間接表態譴責其作為，提升巴勒斯坦的國際地位。<text:span text:style-name="T3"><text:line-break/><text:line-break/></text:span>妥協換來情勢逆轉，儘管歷時漫長。以色列，準備好面對新局了嗎？<text:span text:style-name="T3"><text:line-break/><text:line-break/></text:span>陳良哲／研究生<text:span text:style-name="T3"><text:line-break/><text:line-break/></text:span>右看：還要以暴制暴嗎？<text:span text:style-name="T3"><text:line-break/><text:line-break/></text:span>去年<text:span text:style-name="T3">9</text:span>月，受制於美國在安理會的反對，巴勒斯坦未能成為聯合國的會員國。但聯合國教科文組織隨即通過提案，接納巴勒斯坦成為該組織的會員國，表態承認巴勒斯坦國。因此，當巴勒斯坦向聯合國大會提出申請，期望成為如梵蒂岡一樣的「非會員國觀察員」，預料將獲得多數同意順利過關。<text:span text:style-name="T3"><text:line-break/><text:line-break/></text:span>早先巴勒斯坦人以暴力為主要抗爭路線，巴勒斯坦解放組織，一度成為國際公認的暴力團體。只是以眼還眼難逃殺戮迴圈，巴解最終選擇放棄暴力抗爭，改用和平談判的方式繼續與以色列對抗與共存。只是以色列對此並不以為意，總是以暴制暴，並放大巴勒斯坦人的反抗，而合理化自己的屠殺作為。法塔主導的巴解所走的談判路線，並沒有為巴勒斯坦人贏得和平，反倒讓以色列軟土深掘，終究導致哈瑪斯在加薩地區的崛起。<text:span text:style-name="T3"><text:line-break/><text:line-break/></text:span>再拿雲柱行動來說，此舉並未替以色列贏得更多的認同與聲援，反倒讓國際社會更加同情加薩處境，也讓哈瑪斯贏得更多巴勒斯坦人的支持。這回巴勒斯坦若無法升格入聯，形同國際社會否定法塔的和平路線，必將促使巴勒斯坦人更加支持暴力對抗的激烈作為。<text:span text:style-name="T3"><text:line-break/><text:line-break/></text:span>已獲百餘國承認的巴勒斯坦，聯合國「非會員國觀察員」的資格已十拿九穩，以色列這次卻成了最大的輸家。試問大衛之星，還要以暴制暴嗎？<text:span text:style-name="T3"><text:line-break/><text:line-break/></text:span>詹奕宏／文字工作者</text:p>
      <text:p text:style-name="P1"><text:span text:style-name="T1">陳真</text:span><text:s/>  |  2012.12.03 02:07   |   <text:a xlink:type="simple" xlink:href="http://palinfo.habago.org/Entry?Command=Information_PrintForum&amp;iPage=492#FORUM31676"><text:span text:style-name="T2">#</text:span></text:a></text:p>
      <text:p text:style-name="P2">我什麼時候說我什麼看了這片十分鐘<text:span text:style-name="T3"><text:s/>"</text:span>才<text:span text:style-name="T3">" </text:span>知道爛<text:span text:style-name="T3">? </text:span>我的原文有這層意思嗎<text:span text:style-name="T3">? </text:span>我若說<text:span text:style-name="T3">,</text:span>我忍耐某個八婆講話<text:span text:style-name="T3">,</text:span>忍耐了十分鐘幾乎快口吐白沫<text:span text:style-name="T3">,</text:span>這意思難道是我聽了八婆講話十分鐘之後<text:span text:style-name="T3"><text:s/>"</text:span>才<text:span text:style-name="T3">" </text:span>知道原來聽八婆講話很痛苦<text:span text:style-name="T3">?<text:line-break/><text:line-break/></text:span>我若說<text:span text:style-name="T3">,</text:span>我看一部電影幾個鏡頭大概就能知道該部電影是什麼樣的一種水平<text:span text:style-name="T3">,</text:span>這跟我看了哪部片看到第<text:span text:style-name="T3">10</text:span>分鐘或第<text:span text:style-name="T3">100</text:span>分鐘覺得受不了<text:span text:style-name="T3">,</text:span>這兩者哪來什麼矛盾或哪來什麼退步之處<text:span text:style-name="T3">?<text:line-break/><text:line-break/></text:span>我說<text:span text:style-name="T3">,</text:span>一個人<text:span text:style-name="T3">,</text:span>只要讓我看一眼<text:span text:style-name="T3">,</text:span>我大約就能知道這是一個什麼樣的人<text:span text:style-name="T3">,</text:span>這跟我說我跟哪個人相處<text:span text:style-name="T3">10</text:span>分鐘或<text:span text:style-name="T3">100</text:span>分鐘之後覺得很難受<text:span text:style-name="T3">,</text:span>這兩者哪來什麼矛盾或哪來什麼退步之處<text:span text:style-name="T3">?<text:line-break/><text:line-break/></text:span>不要扭曲我的意思<text:span text:style-name="T3">. </text:span>我不相信人與人之間會連這樣簡單淺顯的一種白話文都無法溝通<text:span text:style-name="T3">.<text:line-break/><text:line-break/></text:span>曾有個陌生人寫信來問他的病情<text:span text:style-name="T3">,</text:span>說自己是精神病<text:span text:style-name="T3">. </text:span>我說看病必須看到本人<text:span text:style-name="T3">,</text:span>必須花很長時間問診及做各種檢查才有可能做出診斷與治療建議<text:span text:style-name="T3">,</text:span>無法從簡單幾句話來給一個連是男是女是老是少有著什麼病史都不知道的陌生人看病<text:span text:style-name="T3">. </text:span>我建議他應該去就醫<text:span text:style-name="T3">,</text:span>尋求切實的檢查與治療<text:span text:style-name="T3">.<text:line-break/><text:line-break/></text:span>我就寫了這樣一些話<text:span text:style-name="T3">,</text:span>然後這混蛋卻開始四處網路留言告訴大家說我這個醫生多麼沒醫德<text:span text:style-name="T3">,</text:span>不屑花時間為他看病<text:span text:style-name="T3">,</text:span>不屑花時間給他建議云云<text:span text:style-name="T3">.<text:line-break/><text:line-break/></text:span>我不相信有人能寫出一封具有完全正常文法的信件<text:span text:style-name="T3">,</text:span>卻連我這樣一種回答都能扭曲成另外一種截然不同的意思<text:span text:style-name="T3">.<text:line-break/><text:line-break/></text:span>還有就是留言板就是一種公眾領域<text:span text:style-name="T3">,</text:span>留言板不是<text:span text:style-name="T3"><text:s/>email,</text:span>不是聊天室<text:span text:style-name="T3">,</text:span>在公眾領域禁止對任何<text:span text:style-name="T3"><text:s/>"</text:span>人<text:span text:style-name="T3">" </text:span>進行對於該<text:span text:style-name="T3"><text:s/>"</text:span>人<text:span text:style-name="T3">" </text:span>之任何批評指教<text:span text:style-name="T3">,</text:span>就如我不會因為妳扭曲了我的意思而反問妳是不是很久沒有睡好因此精神不濟<text:span text:style-name="T3">.<text:line-break/><text:line-break/></text:span>還有<text:span text:style-name="T3">,</text:span>希望所有留言者盡量不要匿名<text:span text:style-name="T3">.</text:span>我們對匿名有著一種強烈的厭惡感<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